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B625B9ED398B437A.jpg" manifest:media-type="image/jpeg"/>
  <manifest:file-entry manifest:full-path="Pictures/10000201000000E90000007A3D250D4A884C0659.png" manifest:media-type="image/png"/>
  <manifest:file-entry manifest:full-path="Pictures/10000201000002E6000002BBF0BC5F1ED48F0A6B.png" manifest:media-type="image/png"/>
  <manifest:file-entry manifest:full-path="Pictures/10000201000002D60000022D4DC18B2E9E2C72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 fo:font-size="11pt" fo:language="ca" fo:country="ES"/>
    </style:style>
    <style:style style:name="P21" style:family="paragraph" style:parent-style-name="Table_20_Contents">
      <style:paragraph-properties fo:text-align="center" style:justify-single-word="false"/>
      <style:text-properties style:font-name="Arial1" fo:font-size="16pt" style:font-size-asian="16pt" style:font-size-complex="16pt"/>
    </style:style>
    <style:style style:name="P22"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1"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5" style:family="paragraph" style:parent-style-name="Table_20_Contents">
      <style:paragraph-properties fo:text-align="center" style:justify-single-word="false"/>
      <style:text-properties style:font-name="Arial1" fo:font-size="2pt" style:font-size-asian="2pt" style:font-size-complex="2pt"/>
    </style:style>
    <style:style style:name="P2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28"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29"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0"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4" style:family="paragraph" style:parent-style-name="Table_20_Contents">
      <style:paragraph-properties fo:text-align="start" style:justify-single-word="false"/>
      <style:text-properties style:font-name="Courier New" fo:font-size="9pt" style:font-size-asian="9pt" style:font-size-complex="9pt"/>
    </style:style>
    <style:style style:name="P35" style:family="paragraph" style:parent-style-name="Table_20_Contents">
      <style:paragraph-properties fo:text-align="justify" style:justify-single-word="false"/>
      <style:text-properties style:font-name="Courier New" fo:font-size="8pt" style:font-size-asian="8pt" style:font-size-complex="8pt"/>
    </style:style>
    <style:style style:name="P36"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1" style:family="paragraph" style:parent-style-name="Table_20_Contents">
      <style:paragraph-properties fo:text-align="justify" style:justify-single-word="false"/>
      <style:text-properties fo:language="ca" fo:country="ES" fo:background-color="transparent"/>
    </style:style>
    <style:style style:name="P42" style:family="paragraph" style:parent-style-name="Table_20_Contents">
      <style:paragraph-properties fo:text-align="justify" style:justify-single-word="false"/>
      <style:text-properties fo:language="ca" fo:country="ES" officeooo:paragraph-rsid="00294b6f" fo:background-color="transparent"/>
    </style:style>
    <style:style style:name="P43"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44" style:family="paragraph" style:parent-style-name="Text_20_body">
      <style:paragraph-properties fo:break-before="page"/>
    </style:style>
    <style:style style:name="P45" style:family="paragraph" style:parent-style-name="Subtitle">
      <style:paragraph-properties fo:text-align="center" style:justify-single-word="false"/>
    </style:style>
    <style:style style:name="P46" style:family="paragraph" style:parent-style-name="Title">
      <style:paragraph-properties fo:text-align="center" style:justify-single-word="false"/>
    </style:style>
    <style:style style:name="P47" style:family="paragraph" style:parent-style-name="Title">
      <style:paragraph-properties fo:text-align="center" style:justify-single-word="false"/>
      <style:text-properties fo:font-style="italic" style:font-style-asian="italic" style:font-style-complex="italic"/>
    </style:style>
    <style:style style:name="P48" style:family="paragraph" style:parent-style-name="Text_20_body">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2"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fo:background-color="transparent"/>
    </style:style>
    <style:style style:name="P5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1"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2"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3"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4" style:family="paragraph" style:parent-style-name="Text_20_body">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65" style:family="paragraph" style:parent-style-name="Text_20_body">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6" style:family="paragraph" style:parent-style-name="Text_20_body">
      <style:text-properties officeooo:rsid="0046bb55" officeooo:paragraph-rsid="0046bb55"/>
    </style:style>
    <style:style style:name="P67" style:family="paragraph" style:parent-style-name="Text_20_body">
      <style:text-properties officeooo:paragraph-rsid="0046bb55"/>
    </style:style>
    <style:style style:name="P68" style:family="paragraph" style:parent-style-name="Text_20_body">
      <style:text-properties fo:color="#666666" style:font-name="Arial1" fo:font-size="17pt" fo:language="ca" fo:country="ES" fo:font-style="normal" fo:font-weight="bold" officeooo: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9" style:family="paragraph" style:parent-style-name="Text_20_body">
      <style:text-properties fo:color="#666666" style:font-name="Arial1"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0" style:family="paragraph" style:parent-style-name="Text_20_body">
      <style:text-properties officeooo:rsid="004fc0c2" officeooo:paragraph-rsid="004fc0c2"/>
    </style:style>
    <style:style style:name="P71" style:family="paragraph" style:parent-style-name="Text_20_body">
      <style:paragraph-properties fo:text-align="justify" style:justify-single-word="false"/>
      <style:text-properties officeooo:rsid="00516eaa" officeooo:paragraph-rsid="00516eaa"/>
    </style:style>
    <style:style style:name="P7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7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7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7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6bb55" fo:background-color="transparent" style:language-asian="zxx" style:country-asian="none" style:language-complex="zxx" style:country-complex="none"/>
    </style:style>
    <style:style style:name="P76"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7164c" fo:background-color="transparent" style:language-asian="zxx" style:country-asian="none" style:language-complex="zxx" style:country-complex="none"/>
    </style:style>
    <style:style style:name="P7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75bba" fo:background-color="transparent" style:language-asian="zxx" style:country-asian="none" style:language-complex="zxx" style:country-complex="none"/>
    </style:style>
    <style:style style:name="P78"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79"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 fo:font-size="11pt" fo:language="ca" fo:country="ES" officeooo:rsid="00475bba" officeooo:paragraph-rsid="0049c112" fo:background-color="transparent" style:language-asian="zxx" style:country-asian="none" style:language-complex="zxx" style:country-complex="none"/>
    </style:style>
    <style:style style:name="P80"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 fo:font-size="11pt" fo:language="ca" fo:country="ES" officeooo:rsid="00385fa5" officeooo:paragraph-rsid="0049c112" fo:background-color="transparent" style:language-asian="zxx" style:country-asian="none" style:language-complex="zxx" style:country-complex="none"/>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8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85"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86"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87"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88"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89"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90"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91"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92"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93"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94"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9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96"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97"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9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00"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01"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02"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03"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04"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05"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06"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07"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08"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09"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0"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1"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2"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3"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4"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5" style:family="paragraph" style:parent-style-name="Heading_20_2">
      <style:text-properties officeooo:rsid="0046bb55" officeooo:paragraph-rsid="0046bb55"/>
    </style:style>
    <style:style style:name="P116" style:family="paragraph" style:parent-style-name="Heading_20_2">
      <style:text-properties officeooo:rsid="004fc0c2" officeooo:paragraph-rsid="004fc0c2"/>
    </style:style>
    <style:style style:name="P117" style:family="paragraph" style:parent-style-name="Heading_20_2">
      <style:text-properties officeooo:rsid="004fc0c2" officeooo:paragraph-rsid="0054c478"/>
    </style:style>
    <style:style style:name="P118"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9"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1"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0"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1"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2"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officeooo:rsid="003b0b33" officeooo:paragraph-rsid="0054c478" fo:background-color="transparent" style:language-asian="zxx" style:country-asian="none" style:language-complex="zxx" style:country-complex="none"/>
    </style:style>
    <style:style style:name="P123" style:family="paragraph" style:parent-style-name="Heading_20_3">
      <style:text-properties fo:language="ca" fo:country="ES"/>
    </style:style>
    <style:style style:name="P124"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25" style:family="paragraph" style:parent-style-name="Heading_20_3">
      <style:text-properties fo:language="ca" fo:country="ES" fo:background-color="transparent" style:language-asian="zxx" style:country-asian="none" style:language-complex="zxx" style:country-complex="none"/>
    </style:style>
    <style:style style:name="P126"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27"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28"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29"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130"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131"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132" style:family="paragraph" style:parent-style-name="Heading_20_3">
      <style:text-properties fo:language="ca" fo:country="ES" officeooo:paragraph-rsid="00280f18"/>
    </style:style>
    <style:style style:name="P133" style:family="paragraph" style:parent-style-name="Heading_20_3">
      <style:text-properties officeooo:rsid="004fc0c2" officeooo:paragraph-rsid="004fc0c2"/>
    </style:style>
    <style:style style:name="P134" style:family="paragraph" style:parent-style-name="Heading_20_3">
      <style:text-properties officeooo:rsid="00516eaa" officeooo:paragraph-rsid="00516eaa"/>
    </style:style>
    <style:style style:name="P135" style:family="paragraph" style:parent-style-name="Heading_20_3">
      <style:text-properties officeooo:rsid="00516eaa" officeooo:paragraph-rsid="0054c478"/>
    </style:style>
    <style:style style:name="P136" style:family="paragraph" style:parent-style-name="Heading_20_3">
      <style:text-properties officeooo:paragraph-rsid="0054c478"/>
    </style:style>
    <style:style style:name="P137" style:family="paragraph" style:parent-style-name="Heading_20_3">
      <style:text-properties officeooo:rsid="0054c478" officeooo:paragraph-rsid="0054c478"/>
    </style:style>
    <style:style style:name="P138" style:family="paragraph" style:parent-style-name="Standard" style:master-page-name="First_20_Page">
      <style:paragraph-properties fo:text-align="end" style:justify-single-word="false" style:page-number="auto"/>
      <style:text-properties style:font-name="Arial1"/>
    </style:style>
    <style:style style:name="P13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40"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41"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42"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43"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144"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45"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146" style:family="paragraph" style:parent-style-name="Table_20_Contents" style:list-style-name="L14">
      <style:paragraph-properties fo:text-align="justify" style:justify-single-word="false"/>
      <style:text-properties fo:language="ca" fo:country="ES" fo:background-color="transparent"/>
    </style:style>
    <style:style style:name="P147" style:family="paragraph" style:parent-style-name="Table_20_Contents" style:list-style-name="L14">
      <style:paragraph-properties fo:text-align="justify" style:justify-single-word="false"/>
      <style:text-properties style:use-window-font-color="true" style:font-name="Arial1"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148" style:family="paragraph" style:parent-style-name="Table_20_Contents" style:list-style-name="L14">
      <style:paragraph-properties fo:text-align="justify" style:justify-single-word="false"/>
      <style:text-properties style:use-window-font-color="true" style:text-line-through-style="none" style:text-line-through-type="none" style:font-name="Arial1"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9" style:family="paragraph" style:parent-style-name="Table_20_Contents"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0"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1" style:family="paragraph" style:parent-style-name="Table_20_Contents"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2"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3"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5"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6"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9" style:family="paragraph" style:parent-style-name="Table_20_Contents" style:list-style-name="L31">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0"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4"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8" style:family="paragraph" style:parent-style-name="Table_20_Contents" style:list-style-name="L22">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9" style:family="paragraph" style:parent-style-name="Table_20_Contents" style:list-style-name="L23">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2" style:family="paragraph" style:parent-style-name="Table_20_Contents" style:list-style-name="L31">
      <style:paragraph-properties fo:text-align="justify" style:justify-single-word="false"/>
      <style:text-properties style:use-window-font-color="true" style:text-line-through-style="none" style:text-line-through-type="none" style:font-name="Arial1"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3" style:family="paragraph" style:parent-style-name="Table_20_Contents" style:list-style-name="L31">
      <style:paragraph-properties fo:text-align="justify" style:justify-single-word="false"/>
      <style:text-properties style:use-window-font-color="true" style:text-line-through-style="none" style:text-line-through-type="none" style:font-name="Arial1"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4" style:family="paragraph" style:parent-style-name="Table_20_Contents" style:list-style-name="L23">
      <style:paragraph-properties fo:text-align="justify" style:justify-single-word="false"/>
      <style:text-properties officeooo:paragraph-rsid="002b1a1e"/>
    </style:style>
    <style:style style:name="P175" style:family="paragraph" style:parent-style-name="Table_20_Contents" style:list-style-name="L31">
      <style:paragraph-properties fo:text-align="justify" style:justify-single-word="false"/>
      <style:text-properties fo:color="#000000" style:font-name="Arial" fo:font-size="11pt" fo:language="ca" fo:country="ES" officeooo:rsid="00475bba" officeooo:paragraph-rsid="0054c478" fo:background-color="transparent" style:language-asian="zxx" style:country-asian="none" style:language-complex="zxx" style:country-complex="none"/>
    </style:style>
    <style:style style:name="P17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77"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7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179"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180"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81"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82"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183"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184"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185"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186"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7"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188"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189"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190"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91"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192"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193"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194" style:family="paragraph" style:parent-style-name="Text_20_body" style:list-style-name="L14">
      <style:paragraph-properties fo:text-align="justify" style:justify-single-word="false"/>
      <style:text-properties fo:language="ca" fo:country="ES" fo:background-color="transparent"/>
    </style:style>
    <style:style style:name="P195"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196" style:family="paragraph" style:parent-style-name="Text_20_body" style:list-style-name="L10">
      <style:paragraph-properties fo:text-align="justify" style:justify-single-word="false"/>
    </style:style>
    <style:style style:name="P197" style:family="paragraph" style:parent-style-name="Text_20_body" style:list-style-name="L24">
      <style:paragraph-properties fo:text-align="justify" style:justify-single-word="false"/>
      <style:text-properties officeooo:paragraph-rsid="00373148"/>
    </style:style>
    <style:style style:name="P198" style:family="paragraph" style:parent-style-name="Text_20_body" style:list-style-name="L10">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199" style:family="paragraph" style:parent-style-name="Text_20_body" style:list-style-name="L14">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200" style:family="paragraph" style:parent-style-name="Text_20_body" style:list-style-name="L10">
      <style:paragraph-properties fo:text-align="start"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201" style:family="paragraph" style:parent-style-name="Text_20_body" style:list-style-name="L11">
      <style:paragraph-properties fo:text-align="justify" style:justify-single-word="false"/>
      <style:text-properties style:use-window-font-color="true" style:text-line-through-style="none" style:text-line-through-type="none" style:font-name="Arial1"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2" style:family="paragraph" style:parent-style-name="Text_20_body" style:list-style-name="L11">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3" style:family="paragraph" style:parent-style-name="Text_20_body"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4" style:family="paragraph" style:parent-style-name="Text_20_body" style:list-style-name="L21">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5" style:family="paragraph" style:parent-style-name="Text_20_body" style:list-style-name="L20">
      <style:paragraph-properties fo:text-align="justify" style:justify-single-word="false"/>
      <style:text-properties fo:color="#000000" style:font-name="Arial" fo:font-size="11pt" fo:language="ca" fo:country="ES" officeooo:rsid="001a714b" officeooo:paragraph-rsid="00280f18" fo:background-color="transparent" style:language-asian="zxx" style:country-asian="none" style:language-complex="zxx" style:country-complex="none"/>
    </style:style>
    <style:style style:name="P206" style:family="paragraph" style:parent-style-name="Text_20_body" style:list-style-name="L24">
      <style:paragraph-properties fo:text-align="justify" style:justify-single-word="false"/>
      <style:text-properties fo:color="#000000" style:font-name="Arial" fo:font-size="11pt" fo:language="ca" fo:country="ES" officeooo:rsid="00373148" officeooo:paragraph-rsid="00385fa5" fo:background-color="transparent" style:language-asian="zxx" style:country-asian="none" style:language-complex="zxx" style:country-complex="none"/>
    </style:style>
    <style:style style:name="P207" style:family="paragraph" style:parent-style-name="Text_20_body" style:list-style-name="L24">
      <style:paragraph-properties fo:text-align="justify" style:justify-single-word="false"/>
      <style:text-properties fo:color="#000000" style:font-name="Arial" fo:font-size="11pt" fo:language="ca" fo:country="ES" officeooo:rsid="00373148" officeooo:paragraph-rsid="00435ea5" fo:background-color="transparent" style:language-asian="zxx" style:country-asian="none" style:language-complex="zxx" style:country-complex="none"/>
    </style:style>
    <style:style style:name="P208" style:family="paragraph" style:parent-style-name="Text_20_body" style:list-style-name="L32">
      <style:text-properties fo:color="#000000" style:font-name="Arial" fo:font-size="11pt" officeooo:rsid="00516eaa" officeooo:paragraph-rsid="0054c478"/>
    </style:style>
    <style:style style:name="P209" style:family="paragraph" style:parent-style-name="Text_20_body">
      <style:text-properties fo:font-style="normal" officeooo:rsid="004fc0c2" officeooo:paragraph-rsid="004fc0c2" style:font-style-asian="normal" style:font-style-complex="normal"/>
    </style:style>
    <style:style style:name="P210" style:family="paragraph" style:parent-style-name="Text_20_body" style:list-style-name="L29">
      <style:text-properties officeooo:rsid="00516eaa" officeooo:paragraph-rsid="00516eaa"/>
    </style:style>
    <style:style style:name="P211" style:family="paragraph" style:parent-style-name="Text_20_body" style:list-style-name="L30">
      <style:text-properties officeooo:rsid="00516eaa" officeooo:paragraph-rsid="00516eaa"/>
    </style:style>
    <style:style style:name="P212" style:family="paragraph" style:parent-style-name="Text_20_body">
      <style:paragraph-properties fo:text-align="justify" style:justify-single-word="false"/>
      <style:text-properties officeooo:rsid="00516eaa" officeooo:paragraph-rsid="0054c478"/>
    </style:style>
    <style:style style:name="P213" style:family="paragraph" style:parent-style-name="Text_20_body" style:list-style-name="L30">
      <style:text-properties officeooo:paragraph-rsid="00516eaa"/>
    </style:style>
    <style:style style:name="P214" style:family="paragraph" style:parent-style-name="Text_20_body">
      <style:text-properties fo:color="#666666" style:font-name="Arial1"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5" style:family="paragraph" style:parent-style-name="Text_20_body" style:list-style-name="L34">
      <style:paragraph-properties fo:text-align="justify" style:justify-single-word="false"/>
      <style:text-properties officeooo:rsid="0054c478" officeooo:paragraph-rsid="0054c478"/>
    </style:style>
    <style:style style:name="P216" style:family="paragraph" style:parent-style-name="Text_20_body">
      <style:text-properties officeooo:rsid="0054c478" officeooo:paragraph-rsid="0054c478"/>
    </style:style>
    <style:style style:name="P217" style:family="paragraph" style:parent-style-name="Text_20_body" style:list-style-name="L35">
      <style:text-properties officeooo:rsid="0054c478" officeooo:paragraph-rsid="0054c478"/>
    </style:style>
    <style:style style:name="P218" style:family="paragraph" style:parent-style-name="Text_20_body">
      <style:text-properties officeooo:paragraph-rsid="0054c478"/>
    </style:style>
    <style:style style:name="P219" style:family="paragraph" style:parent-style-name="Text_20_body" style:list-style-name="L35">
      <style:text-properties officeooo:paragraph-rsid="0054c478"/>
    </style:style>
    <style:style style:name="P220"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221"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222"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223"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224"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 fo:font-size="11pt" fo:language="ca" fo:country="ES" officeooo:rsid="00280f18" officeooo:paragraph-rsid="00280f18" fo:background-color="transparent" style:language-asian="zxx" style:country-asian="none" style:language-complex="zxx" style:country-complex="none"/>
    </style:style>
    <style:style style:name="P225" style:family="paragraph" style:parent-style-name="Text_20_body" style:list-style-name="L27">
      <loext:graphic-properties draw:fill="none"/>
      <style:paragraph-properties fo:margin-top="0cm" fo:margin-bottom="0.212cm" loext:contextual-spacing="false" fo:text-align="justify" style:justify-single-word="false" fo:background-color="transparent"/>
      <style:text-properties officeooo:paragraph-rsid="003b0b33"/>
    </style:style>
    <style:style style:name="P226"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7164c"/>
    </style:style>
    <style:style style:name="P227"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9c112"/>
    </style:style>
    <style:style style:name="P228"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54c478"/>
    </style:style>
    <style:style style:name="P229"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475bba" officeooo:paragraph-rsid="00475bba"/>
    </style:style>
    <style:style style:name="P230"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fo:color="#000000" style:font-name="Arial" fo:font-size="11pt" fo:language="ca" fo:country="ES" officeooo:rsid="00475bba" officeooo:paragraph-rsid="00475bba" fo:background-color="transparent" style:language-asian="zxx" style:country-asian="none" style:language-complex="zxx" style:country-complex="none"/>
    </style:style>
    <style:style style:name="P231" style:family="paragraph" style:parent-style-name="Text_20_body" style:list-style-name="L24">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6bb55" fo:background-color="transparent" style:language-asian="zxx" style:country-asian="none" style:language-complex="zxx" style:country-complex="none"/>
    </style:style>
    <style:style style:name="P23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233"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1"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1" fo:font-size="14pt" fo:font-weight="bold" officeooo:rsid="004fc0c2" style:font-name-asian="MS Mincho" style:font-size-asian="14pt" style:font-weight-asian="bold" style:font-name-complex="Tahoma" style:font-size-complex="14pt" style:font-weight-complex="bold"/>
    </style:style>
    <style:style style:name="T11" style:family="text">
      <style:text-properties style:font-name="Arial1" fo:font-size="14pt" fo:font-weight="bold" officeooo:rsid="0054c478" style:font-name-asian="MS Mincho" style:font-size-asian="14pt" style:font-weight-asian="bold" style:font-name-complex="Tahoma" style:font-size-complex="14pt" style:font-weight-complex="bold"/>
    </style:style>
    <style:style style:name="T12" style:family="text">
      <style:text-properties style:use-window-font-color="true" style:text-line-through-style="none" style:text-line-through-type="none" style:font-name="Arial1" fo:font-size="11pt" fo:font-weight="normal" style:font-size-asian="11pt" style:language-asian="zxx" style:country-asian="none" style:font-weight-asian="normal" style:font-size-complex="11pt" style:language-complex="zxx" style:country-complex="none" style:font-weight-complex="normal"/>
    </style:style>
    <style:style style:name="T13" style:family="text">
      <style:text-properties style:use-window-font-color="true" style:text-line-through-style="none" style:text-line-through-type="none" style:font-name="Arial1"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4" style:family="text">
      <style:text-properties style:use-window-font-color="true" style:text-line-through-style="none" style:text-line-through-type="none" style:font-name="Arial1"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5" style:family="text">
      <style:text-properties style:use-window-font-color="true" style:text-line-through-style="none" style:text-line-through-type="none" style:font-name="Arial1"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style:font-name="Arial1"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7" style:family="text">
      <style:text-properties style:text-line-through-style="none" style:text-line-through-type="none" style:font-name="Arial1" style:language-asian="zxx" style:country-asian="none" style:language-complex="zxx" style:country-complex="none"/>
    </style:style>
    <style:style style:name="T18" style:family="text">
      <style:text-properties officeooo:rsid="000f56a1"/>
    </style:style>
    <style:style style:name="T19" style:family="text">
      <style:text-properties officeooo:rsid="000f97f6"/>
    </style:style>
    <style:style style:name="T20" style:family="text">
      <style:text-properties officeooo:rsid="001360a3"/>
    </style:style>
    <style:style style:name="T21" style:family="text">
      <style:text-properties officeooo:rsid="0018a4ff"/>
    </style:style>
    <style:style style:name="T22" style:family="text">
      <style:text-properties officeooo:rsid="001a714b"/>
    </style:style>
    <style:style style:name="T23" style:family="text">
      <style:text-properties officeooo:rsid="001df0e9"/>
    </style:style>
    <style:style style:name="T24" style:family="text">
      <style:text-properties officeooo:rsid="001f9d7f"/>
    </style:style>
    <style:style style:name="T25" style:family="text">
      <style:text-properties officeooo:rsid="00216caf"/>
    </style:style>
    <style:style style:name="T26" style:family="text">
      <style:text-properties officeooo:rsid="00216caf" fo:background-color="#ffffff" loext:char-shading-value="0"/>
    </style:style>
    <style:style style:name="T27" style:family="text">
      <style:text-properties officeooo:rsid="00251f38"/>
    </style:style>
    <style:style style:name="T28" style:family="text">
      <style:text-properties style:language-asian="zxx" style:country-asian="none" style:language-complex="zxx" style:country-complex="none"/>
    </style:style>
    <style:style style:name="T29" style:family="text">
      <style:text-properties officeooo:rsid="00275e9b"/>
    </style:style>
    <style:style style:name="T30" style:family="text">
      <style:text-properties officeooo:rsid="00280f18"/>
    </style:style>
    <style:style style:name="T31" style:family="text">
      <style:text-properties fo:color="#000000" style:font-name="Arial" fo:font-size="11pt" officeooo:rsid="00280f18"/>
    </style:style>
    <style:style style:name="T32" style:family="text">
      <style:text-properties fo:color="#000000" style:font-name="Arial" fo:font-size="11pt" officeooo:rsid="00324a68"/>
    </style:style>
    <style:style style:name="T33" style:family="text">
      <style:text-properties fo:color="#000000" style:font-name="Arial" fo:font-size="11pt" fo:language="ca" fo:country="ES" fo:background-color="transparent" loext:char-shading-value="0" style:language-asian="zxx" style:country-asian="none" style:language-complex="zxx" style:country-complex="none"/>
    </style:style>
    <style:style style:name="T34" style:family="text">
      <style:text-properties fo:color="#000000" style:font-name="Arial" fo:font-size="11pt" fo:language="ca" fo:country="ES" officeooo:rsid="00373148" fo:background-color="transparent" loext:char-shading-value="0" style:language-asian="zxx" style:country-asian="none" style:language-complex="zxx" style:country-complex="none"/>
    </style:style>
    <style:style style:name="T35" style:family="text">
      <style:text-properties fo:color="#000000" style:font-name="Arial" fo:font-size="11pt" fo:language="ca" fo:country="ES" officeooo:rsid="00385fa5" fo:background-color="transparent" loext:char-shading-value="0" style:language-asian="zxx" style:country-asian="none" style:language-complex="zxx" style:country-complex="none"/>
    </style:style>
    <style:style style:name="T36" style:family="text">
      <style:text-properties fo:color="#000000" style:font-name="Arial" fo:font-size="11pt" officeooo:rsid="00516eaa"/>
    </style:style>
    <style:style style:name="T37" style:family="text">
      <style:text-properties officeooo:rsid="002b1a1e"/>
    </style:style>
    <style:style style:name="T38" style:family="text">
      <style:text-properties officeooo:rsid="002e9bb7"/>
    </style:style>
    <style:style style:name="T39" style:family="text">
      <style:text-properties officeooo:rsid="0034e92d"/>
    </style:style>
    <style:style style:name="T40" style:family="text">
      <style:text-properties officeooo:rsid="003685be"/>
    </style:style>
    <style:style style:name="T41" style:family="text">
      <style:text-properties officeooo:rsid="00373148"/>
    </style:style>
    <style:style style:name="T42" style:family="text">
      <style:text-properties officeooo:rsid="00385fa5"/>
    </style:style>
    <style:style style:name="T43" style:family="text">
      <style:text-properties officeooo:rsid="003b0b33"/>
    </style:style>
    <style:style style:name="T44" style:family="text">
      <style:text-properties officeooo:rsid="00435ea5"/>
    </style:style>
    <style:style style:name="T45" style:family="text">
      <style:text-properties officeooo:rsid="0046bb55"/>
    </style:style>
    <style:style style:name="T46" style:family="text">
      <style:text-properties officeooo:rsid="004948db"/>
    </style:style>
    <style:style style:name="T47" style:family="text">
      <style:text-properties officeooo:rsid="0049c112"/>
    </style:style>
    <style:style style:name="T48" style:family="text">
      <style:text-properties officeooo:rsid="004c0d1f"/>
    </style:style>
    <style:style style:name="T49" style:family="text">
      <style:text-properties fo:font-style="italic" style:font-style-asian="italic" style:font-style-complex="italic"/>
    </style:style>
    <style:style style:name="T50" style:family="text">
      <style:text-properties fo:font-style="italic" officeooo:rsid="00516eaa"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officeooo:rsid="00516eaa" style:font-style-asian="normal" style:font-style-complex="normal"/>
    </style:style>
    <style:style style:name="T53" style:family="text">
      <style:text-properties fo:font-style="normal" fo:font-weight="bold" style:font-name-asian="MS Mincho" style:font-size-asian="14pt" style:font-style-asian="italic" style:font-weight-asian="bold" style:font-name-complex="Tahoma" style:font-size-complex="14pt" style:font-style-complex="italic" style:font-weight-complex="bold"/>
    </style:style>
    <style:style style:name="T54" style:family="text">
      <style:text-properties officeooo:rsid="00516eaa"/>
    </style:style>
    <style:style style:name="T55" style:family="text">
      <style:text-properties officeooo:rsid="0054c478"/>
    </style:style>
    <style:style style:name="T56" style:family="text">
      <style:text-properties officeooo:rsid="004fc0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
      <text:p text:style-name="P4"/>
      <text:p text:style-name="P4"/>
      <text:p text:style-name="P6"><draw:frame draw:style-name="fr3" draw:name="gráficos2" text:anchor-type="paragraph" svg:width="6.391cm" svg:height="3.346cm" draw:z-index="42"><draw:image xlink:href="Pictures/10000201000000E90000007A3D250D4A884C0659.png" xlink:type="simple" xlink:show="embed" xlink:actuate="onLoad" loext:mime-type="image/png"/></draw:frame></text:p>
      <text:p text:style-name="P4"/>
      <text:p text:style-name="P46">Manual de </text:p>
      <text:p text:style-name="P47">Migració de Versions</text:p>
      <text:p text:style-name="P46">de PortaFIB</text:p>
      <text:p text:style-name="P45">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5"><draw:frame draw:style-name="fr2" draw:name="gràfics88" text:anchor-type="as-char" svg:width="4.944cm" svg:height="4.658cm" draw:z-index="44"><draw:image xlink:href="Pictures/10000201000002E6000002BBF0BC5F1ED48F0A6B.png" xlink:type="simple" xlink:show="embed" xlink:actuate="onLoad" loext: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43"><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7">Informació general del document.</text:p>
            <text:p text:style-name="P27"/>
          </table:table-cell>
          <table:covered-table-cell/>
          <table:covered-table-cell/>
          <table:covered-table-cell/>
        </table:table-row>
        <table:table-row>
          <table:table-cell table:style-name="Tabla3.A2" table:number-columns-spanned="4" office:value-type="string" table:protected="true">
            <text:p text:style-name="P28">Descripció.</text:p>
          </table:table-cell>
          <table:covered-table-cell/>
          <table:covered-table-cell/>
          <table:covered-table-cell/>
        </table:table-row>
        <table:table-row table:style-name="Tabla3.3">
          <table:table-cell table:style-name="Tabla3.A3" table:number-columns-spanned="4" office:value-type="string">
            <text:p text:style-name="P29"/>
          </table:table-cell>
          <table:covered-table-cell/>
          <table:covered-table-cell/>
          <table:covered-table-cell/>
        </table:table-row>
        <table:table-row table:style-name="Tabla3.4">
          <table:table-cell table:style-name="Tabla3.A3" office:value-type="string" table:protected="true">
            <text:p text:style-name="P26">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1">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1">Versió:</text:p>
          </table:table-cell>
          <table:table-cell table:style-name="Tabla3.B4" table:number-columns-spanned="3" office:value-type="string">
            <text:p text:style-name="P19">2.0.2</text:p>
          </table:table-cell>
          <table:covered-table-cell/>
          <table:covered-table-cell/>
        </table:table-row>
        <table:table-row table:style-name="Tabla3.7">
          <table:table-cell table:style-name="Tabla3.A3" office:value-type="string" table:protected="true">
            <text:p text:style-name="P31">Autor/s:</text:p>
          </table:table-cell>
          <table:table-cell table:style-name="Tabla3.B4" table:number-columns-spanned="3" office:value-type="string">
            <text:p text:style-name="P20">Antoni Nadal Bennasar, <text:span text:style-name="T38">Antoni Reus Darder</text:span></text:p>
          </table:table-cell>
          <table:covered-table-cell/>
          <table:covered-table-cell/>
        </table:table-row>
        <table:table-row table:style-name="Tabla3.8">
          <table:table-cell table:style-name="Tabla3.A3" office:value-type="string" table:protected="true">
            <text:p text:style-name="P31">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1">Modificat</text:p>
          </table:table-cell>
          <table:table-cell table:style-name="Tabla3.B4" table:number-columns-spanned="3" office:value-type="string">
            <text:p text:style-name="P20"><text:modification-date style:data-style-name="N36">08/07/2020</text:modification-date></text:p>
          </table:table-cell>
          <table:covered-table-cell/>
          <table:covered-table-cell/>
        </table:table-row>
        <table:table-row table:style-name="Tabla3.10">
          <table:table-cell table:style-name="Tabla3.A3" office:value-type="string" table:protected="true">
            <text:p text:style-name="P31">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28">Històric de modificacions.</text:p>
          </table:table-cell>
          <table:covered-table-cell/>
          <table:covered-table-cell/>
          <table:covered-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3" table:number-columns-spanned="2" office:value-type="string" table:protected="true">
            <text:p text:style-name="P32">Comentari:</text:p>
          </table:table-cell>
          <table:covered-table-cell/>
          <table:table-cell table:style-name="Tabla3.A3" office:value-type="string" table:protected="true">
            <text:p text:style-name="P32">Autor/s:</text:p>
          </table:table-cell>
          <table:table-cell table:style-name="Tabla3.A3" office:value-type="string" table:protected="true">
            <text:p text:style-name="P32">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19">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0">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1">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2">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able:protected="true">
            <text:p text:style-name="P28">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
      <text:p text:style-name="P43"/>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2">1.- Introducció<text:tab/>5</text:p>
          <text:p text:style-name="P82">2.- Migració de PortaFIB 1.0.0 a PortaFIB 1.1.0<text:tab/>5</text:p>
          <text:p text:style-name="P81">2.1.- Descripció de Millores<text:tab/>5</text:p>
          <text:p text:style-name="P81">2.2.- Actualitzar BBDD<text:tab/>5</text:p>
          <text:p text:style-name="P81">2.3.- Propietats de Sistema<text:tab/>5</text:p>
          <text:p text:style-name="P81">2.4.- Canvis Configuració Web<text:tab/>6</text:p>
          <text:p text:style-name="P82">3.- Migració de PortaFIB 1.1.0 a PortaFIB 1.1.1<text:tab/>7</text:p>
          <text:p text:style-name="P81">3.1.- Descripció de Millores<text:tab/>7</text:p>
          <text:p text:style-name="P81">3.2.- Actualitzar BBDD<text:tab/>7</text:p>
          <text:p text:style-name="P82">4.- Migració de PortaFIB 1.1.1 a PortaFIB 1.1.2<text:tab/>8</text:p>
          <text:p text:style-name="P81">4.1.- Descripció de Millores<text:tab/>8</text:p>
          <text:p text:style-name="P81">4.2.- Actualitzar BBDD<text:tab/>8</text:p>
          <text:p text:style-name="P82">5.- Migració de PortaFIB 1.1.2 a PortaFIB 1.1.3<text:tab/>8</text:p>
          <text:p text:style-name="P81">5.1.- Descripció de Millores<text:tab/>8</text:p>
          <text:p text:style-name="P81">5.2.- Actualitzar BBDD<text:tab/>8</text:p>
          <text:p text:style-name="P82">6.- Migració de PortaFIB 1.1.3 a PortaFIB 1.1.4<text:tab/>8</text:p>
          <text:p text:style-name="P81">6.1.- Descripció de Millores<text:tab/>8</text:p>
          <text:p text:style-name="P81">6.2.- Sistemes<text:tab/>9</text:p>
          <text:p text:style-name="P81">6.3.- Canvis Configuració Web<text:tab/>9</text:p>
          <text:p text:style-name="P81">6.4.- Desenvolupador<text:tab/>9</text:p>
          <text:p text:style-name="P82">7.- Migració de PortaFIB 1.1.4 a PortaFIB 1.1.5<text:tab/>10</text:p>
          <text:p text:style-name="P81">7.1.- Descripció de Millores<text:tab/>10</text:p>
          <text:p text:style-name="P81">7.2.- Canvis Configuració Web<text:tab/>10</text:p>
          <text:p text:style-name="P82">8.- Migració de PortaFIB 1.1.4 a PortaFIB 2.0<text:tab/>11</text:p>
          <text:p text:style-name="P81">8.1.- Descripció de Millores<text:tab/>11</text:p>
          <text:p text:style-name="P81">8.2.- Desenvolupador<text:tab/>11</text:p>
          <text:p text:style-name="P81">8.3.- Sistemes<text:tab/>11</text:p>
          <text:p text:style-name="P81">8.4.- Canvis Configuració Web<text:tab/>13</text:p>
          <text:p text:style-name="P82">9.- Migració de PortaFIB 2.0.0 a PortaFIB 2.0.1<text:tab/>15</text:p>
          <text:p text:style-name="P81">9.1.- Descripció de Millores<text:tab/>15</text:p>
          <text:p text:style-name="P81">9.2.- Sistemes<text:tab/>15</text:p>
          <text:p text:style-name="P81">9.3.- BBDD<text:tab/>15</text:p>
          <text:p text:style-name="P81">9.4.- Desenvolupador i Compilador de EAR<text:tab/>15</text:p>
          <text:p text:style-name="P81">9.5.- Canvis Configuració Web<text:tab/>16</text:p>
          <text:p text:style-name="P82">10.- Migració de PortaFIB 2.0.1 a PortaFIB 2.0.2<text:tab/>17</text:p>
          <text:p text:style-name="P81">10.1.- Descripció de Millores<text:tab/>17</text:p>
          <text:p text:style-name="P81">10.2.- BBDD<text:tab/>17</text:p>
          <text:p text:style-name="P81">10.3.- Desenvolupador i Compilador de EAR<text:tab/>17</text:p>
          <text:p text:style-name="P81">10.4.- Canvis Configuració Web<text:tab/>17</text:p>
          <text:p text:style-name="P82">11.- Migració de PortaFIB 2.0.2 a PortaFIB 2.0.3<text:tab/>18</text:p>
          <text:p text:style-name="P81">11.1.- Administrador<text:tab/>18</text:p>
          <text:p text:style-name="P82">12.- Migració de PortaFIB 2.0.3 a PortaFIB 2.0.4<text:tab/>18</text:p>
          <text:p text:style-name="P81">12.1.- BBDD<text:tab/>18</text:p>
          <text:p text:style-name="P82">13.- Migració de PortaFIB 2.0.4 a PortaFIB 2.0.5<text:tab/>18</text:p>
          <text:p text:style-name="P81">13.1.- Descripció de millores<text:tab/>18</text:p>
          <text:p text:style-name="P82">14.- Migració de PortaFIB 2.0.5 a PortaFIB 2.0.6<text:tab/>19</text:p>
          <text:p text:style-name="P81">14.1.- Descripció de millores<text:tab/>19</text:p>
          <text:p text:style-name="P81"><text:soft-page-break/>14.2.- Administrador<text:tab/>19</text:p>
          <text:p text:style-name="P81">14.3.- Administrador d’Entitat<text:tab/>19</text:p>
          <text:p text:style-name="P81">14.4.- Desenvolupador<text:tab/>19</text:p>
          <text:p text:style-name="P82">15.- Migració de PortaFIB 2.0.6 a PortaFIB 2.0.7<text:tab/>19</text:p>
          <text:p text:style-name="P81">15.1.- Descripció de millores<text:tab/>19</text:p>
          <text:p text:style-name="P81">15.2.- Desenvolupador<text:tab/>19</text:p>
          <text:p text:style-name="P82">16.- Migració de PortaFIB 2.0.7 a PortaFIB 2.0.8<text:tab/>20</text:p>
          <text:p text:style-name="P81">16.1.- Descripció de millores<text:tab/>20</text:p>
          <text:p text:style-name="P81">16.2.- Canvis Configuració Web<text:tab/>20</text:p>
          <text:p text:style-name="P82">17.- Migració de PortaFIB 2.0.8 a PortaFIB 2.0.9<text:tab/>20</text:p>
          <text:p text:style-name="P81">17.1.- Descripció de millores<text:tab/>20</text:p>
          <text:p text:style-name="P81">17.2.- Canvis Configuració Web<text:tab/>20</text:p>
        </text:index-body>
      </text:table-of-content>
      <text:p text:style-name="Text_20_body"/>
      <text:p text:style-name="P44"/>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83" text:outline-level="1"><text:bookmark-start text:name="__RefHeading___Toc1256_4092719216"/>Migració de PortaFIB 1.0.0 a PortaFIB 1.1.0<text:bookmark-end text:name="__RefHeading___Toc1256_4092719216"/></text:h>
      <text:h text:style-name="P95" text:outline-level="2"><text:bookmark-start text:name="__RefHeading___Toc1258_4092719216"/>Descripció de Millores<text:bookmark-end text:name="__RefHeading___Toc1258_4092719216"/></text:h>
      <text:p text:style-name="P58"><text:tab/>Revisar Fitxer changes.log</text:p>
      <text:h text:style-name="P95"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95"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244402096" text:style-name="L1">
        <text:list-item>
          <text:p text:style-name="P139">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139">La propietat "es.caib.portafib.checknifcertificate" del fitxer portafib-properties-service.xml s'ha mogut al camp "Comprovar NIF després de firmar" de Dades de l'Entitat</text:p>
        </text:list-item>
        <text:list-item>
          <text:p text:style-name="P139">La propietat "es.caib.portafib.defaultsignalgorit<text:span text:style-name="T18">h</text:span>mid" del fitxer portafib-properties-service.xml s'ha mogut al camp "Algorisme de firma <text:s/>(*)" de Dades de l'Entitat</text:p>
        </text:list-item>
      </text:list>
      <text:p text:style-name="P8"/>
      <text:h text:style-name="P124"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1804304718" text:style-name="L2">
        <text:list-item>
          <text:p text:style-name="P140">es.caib.portafib.editableuser</text:p>
        </text:list-item>
        <text:list-item>
          <text:p text:style-name="P140">es.caib.portafib.numberoferrorsinnotificationtosendmail</text:p>
        </text:list-item>
        <text:list-item>
          <text:p text:style-name="P140">es.caib.portafib.numberoferrorstopausenotification</text:p>
        </text:list-item>
        <text:list-item>
          <text:p text:style-name="P140">es.caib.portafib.notificationtimelapse</text:p>
        </text:list-item>
        <text:list-item>
          <text:p text:style-name="P140">es.caib.portafib.signaturemodule.absoluteurl (Nova propietat en PortaFIB 1.1)</text:p>
        </text:list-item>
        <text:list-item>
          <text:p text:style-name="P140">es.caib.portafib.maxuploadsizeinbytes</text:p>
        </text:list-item>
        <text:list-item>
          <text:p text:style-name="P140">es.caib.portafib.maxfitxeradaptatsizeinbytes</text:p>
        </text:list-item>
        <text:list-item>
          <text:p text:style-name="P140">es.caib.portafib.url</text:p>
        </text:list-item>
        <text:list-item>
          <text:p text:style-name="P140">es.caib.portafib.email.from</text:p>
        </text:list-item>
        <text:list-item>
          <text:p text:style-name="P140">es.caib.portafib.automaticredirect</text:p>
        </text:list-item>
        <text:list-item>
          <text:p text:style-name="P140">es.caib.portafib.emailsgroupedsendercronexpression</text:p>
        </text:list-item>
        <text:list-item>
          <text:p text:style-name="P140">es.caib.portafib.defaultentity</text:p>
        </text:list-item>
        <text:list-item>
          <text:p text:style-name="P140">es.caib.portafib.defaultrolesincreation</text:p>
        </text:list-item>
        <text:list-item>
          <text:p text:style-name="P140">es.caib.portafib.entitatidforagentssql</text:p>
        </text:list-item>
        <text:list-item>
          <text:p text:style-name="P140">es.caib.portafib.passwordforagentssql</text:p>
        </text:list-item>
      </text:list>
      <text:p text:style-name="P8"/>
      <text:h text:style-name="P124"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169669961" text:style-name="L3">
        <text:list-item>
          <text:p text:style-name="P141">es.caib.portafib.maxitemstoshowinautocomplete</text:p>
        </text:list-item>
        <text:list-item>
          <text:p text:style-name="P141">es.caib.portafib.mincharstostartautocomplete</text:p>
        </text:list-item>
        <text:list-item>
          <text:p text:style-name="P141">es.caib.portafib.maxtimelockedsigninms</text:p>
        </text:list-item>
      </text:list>
      <text:p text:style-name="P8"><text:s text:c="11"/></text:p>
      <text:h text:style-name="P124" text:outline-level="3">Esborrar Propietats de Sistema</text:h>
      <text:p text:style-name="P8"><text:tab/>S'han d'esborrar del fitxer portafib-properties-service.xml les següent propietats:</text:p>
      <text:list xml:id="list3040329851" text:style-name="L4">
        <text:list-item>
          <text:p text:style-name="P142">es.caib.portafib.name</text:p>
        </text:list-item>
      </text:list>
      <text:p text:style-name="P8"/>
      <text:h text:style-name="P95" text:outline-level="2"><text:bookmark-start text:name="__RefHeading___Toc1264_4092719216"/>Canvis Configuració Web<text:bookmark-end text:name="__RefHeading___Toc1264_4092719216"/></text:h>
      <text:p text:style-name="P8"/>
      <text:h text:style-name="P124"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24"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3173557734" text:style-name="L5">
        <text:list-item>
          <text:p text:style-name="P143">S'ha de crear un plugin de custòdia (copiar dades de portafib-properties-service.xml)(ADMIN)</text:p>
        </text:list-item>
        <text:list-item>
          <text:p text:style-name="P143">S'ha de crear una plantilla de custòdia a gust de l'entitat (ADEN)</text:p>
        </text:list-item>
        <text:list-item>
          <text:p text:style-name="P143">Modificar l'entitat per assignar-li la plantilla de custòdia corresponent.</text:p>
        </text:list-item>
        <text:list-item>
          <text:p text:style-name="P143">Eliminar les propietats "es.caib.portafib.defaultcustodymessage.{entitat_id}.{idioma}" del fitxer portafib-properties-service.xml</text:p>
        </text:list-item>
        <text:list-item>
          <text:p text:style-name="P145">Eliminar les propietats de plugin de custòdia del fitxer portafib-properties-service.xml (entrades es.caib.portafib.documentcustodyplugin.* i es.caib.portafib.plugins.documentcustody.*)</text:p>
        </text:list-item>
      </text:list>
      <text:p text:style-name="P8"/>
      <text:h text:style-name="P124"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24" text:outline-level="3">Filtres de <text:s/>Certificats</text:h>
      <text:p text:style-name="P8"/>
      <text:p text:style-name="P8">Filtres de <text:s/>Certificats (veure punt "10.3.- Filtres de Certificats" del Manual d'Usuari):</text:p>
      <text:list xml:id="list4199330309" text:style-name="L6">
        <text:list-item>
          <text:p text:style-name="P144">En general: S'han d'adaptar als filtres definits en el document d'integració del MiniApplet</text:p>
        </text:list-item>
        <text:list-item>
          <text:p text:style-name="P144">Per la CAIB: S'han de substituir les següents cadenes:</text:p>
          <text:list>
            <text:list-item>
              <text:p text:style-name="P144">"checkexpiration:true" =&gt; "filters.1=nonexpired:"</text:p>
            </text:list-item>
            <text:list-item>
              <text:p text:style-name="P144">"rfc2254_rec_issuer:" <text:s/>=&gt; "filters.2=issuer.rfc2254.recurse:"</text:p>
            </text:list-item>
            <text:list-item>
              <text:p text:style-name="P144">"policyid:" <text:s text:c="2"/>=&gt; "filters.3=policyid:"</text:p>
            </text:list-item>
          </text:list>
        </text:list-item>
      </text:list>
      <text:p text:style-name="P8"/>
      <text:h text:style-name="P83" text:outline-level="1"><text:bookmark-start text:name="__RefHeading__21125_1677091252"/>Migració de PortaFIB 1.1.0 a PortaFIB 1.1.1<text:bookmark-end text:name="__RefHeading__21125_1677091252"/></text:h>
      <text:p text:style-name="P9"/>
      <text:h text:style-name="P95" text:outline-level="2"><text:bookmark-start text:name="__RefHeading___Toc1266_4092719216"/>Descripció de Millores<text:bookmark-end text:name="__RefHeading___Toc1266_4092719216"/></text:h>
      <text:p text:style-name="P49"><text:tab/><text:span text:style-name="T1">Revisar Fitxer changes.log</text:span></text:p>
      <text:h text:style-name="P95"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83" text:outline-level="1"><text:bookmark-start text:name="__RefHeading___Toc1270_4092719216"/>Migració de PortaFIB 1.1.1 a PortaFIB 1.1.2<text:bookmark-end text:name="__RefHeading___Toc1270_4092719216"/></text:h>
      <text:p text:style-name="P9"/>
      <text:h text:style-name="P95" text:outline-level="2"><text:bookmark-start text:name="__RefHeading___Toc1272_4092719216"/>Descripció de Millores<text:bookmark-end text:name="__RefHeading___Toc1272_4092719216"/></text:h>
      <text:p text:style-name="P49"><text:tab/><text:span text:style-name="T1">Revisar Fitxer changes.log</text:span></text:p>
      <text:h text:style-name="P95"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83" text:outline-level="1"><text:bookmark-start text:name="__RefHeading___Toc1276_4092719216"/>Migració de PortaFIB 1.1.2 a PortaFIB 1.1.3<text:bookmark-end text:name="__RefHeading___Toc1276_4092719216"/></text:h>
      <text:p text:style-name="P9"/>
      <text:h text:style-name="P95" text:outline-level="2"><text:bookmark-start text:name="__RefHeading___Toc1278_4092719216"/>Descripció de Millores<text:bookmark-end text:name="__RefHeading___Toc1278_4092719216"/></text:h>
      <text:p text:style-name="P49"><text:tab/><text:span text:style-name="T1">Revisar Fitxer changes.log</text:span></text:p>
      <text:h text:style-name="P95"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84" text:outline-level="1"><text:bookmark-start text:name="__RefHeading___Toc1282_4092719216"/>Migració de PortaFIB 1.1.3 a PortaFIB 1.1.4<text:bookmark-end text:name="__RefHeading___Toc1282_4092719216"/></text:h>
      <text:p text:style-name="P11"/>
      <text:h text:style-name="P95" text:outline-level="2"><text:bookmark-start text:name="__RefHeading___Toc1284_4092719216"/>Descripció de Millores<text:bookmark-end text:name="__RefHeading___Toc1284_4092719216"/></text:h>
      <text:p text:style-name="P49"><text:tab/><text:span text:style-name="T1">Revisar Fitxer changes.log</text:span></text:p>
      <text:h text:style-name="P98" text:outline-level="2" text:is-list-header="true"/>
      <text:p text:style-name="P11"/>
      <text:p text:style-name="P11"><text:soft-page-break/></text:p>
      <text:h text:style-name="P98" text:outline-level="2"><text:bookmark-start text:name="__RefHeading___Toc1286_4092719216"/>Sistemes<text:bookmark-end text:name="__RefHeading___Toc1286_4092719216"/></text:h>
      <text:list xml:id="list1729401417" text:style-name="L7">
        <text:list-item>
          <text:p text:style-name="P176">Eliminar el fitxer “portafib-notificacionsqueue-service.xml” del directori de deploy ja que no s'usa.</text:p>
        </text:list-item>
      </text:list>
      <text:h text:style-name="P98" text:outline-level="2"><text:bookmark-start text:name="__RefHeading___Toc1288_4092719216"/>Canvis Configuració Web<text:bookmark-end text:name="__RefHeading___Toc1288_4092719216"/></text:h>
      <text:list xml:id="list1185088962" text:style-name="L8">
        <text:list-item>
          <text:p text:style-name="P177">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177">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177">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177">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98" text:outline-level="2"><text:bookmark-start text:name="__RefHeading___Toc1290_4092719216"/>Desenvolupador<text:bookmark-end text:name="__RefHeading___Toc1290_4092719216"/></text:h>
      <text:list xml:id="list580560065" text:style-name="L9">
        <text:list-item>
          <text:p text:style-name="P195">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195">S'ha eliminat la Coa JBoss de Notificacions CallBack i s'ha substituït per un Programador EJB. El funcionament del mateix es descriu en el manual d'usuari en un subpunt del punt “5.15.- Llistat de Notificacions CallBack”</text:p>
        </text:list-item>
        <text:list-item>
          <text:p text:style-name="P195">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195">S'han solucionat una serie de Bugs en GenApp, pel que es necessari eliminar la carpeta [HOME]/.m2/repository/org/fundaciobit/genapp abans de recompilar PortaFIB.</text:p>
        </text:list-item>
        <text:list-item>
          <text:p text:style-name="P195">Afegits dos Profiles en la compilació de PortaFIB per afegir Plugins de Custòdia de forma opcional:</text:p>
          <text:list>
            <text:list-item>
              <text:list>
                <text:list-item>
                  <text:p text:style-name="P195">“-Parxiudigitalcaib”: Inclou el Plugin de DocumentCustody de l'Arxiu Digital CAIB</text:p>
                </text:list-item>
                <text:list-item>
                  <text:p text:style-name="P195"><text:soft-page-break/>“-Palfresco”: Inclou el Plugin de DocumentCustody de Alfresco </text:p>
                </text:list-item>
              </text:list>
            </text:list-item>
          </text:list>
        </text:list-item>
      </text:list>
      <text:p text:style-name="P58"/>
      <text:h text:style-name="P84" text:outline-level="1"><text:bookmark-start text:name="__RefHeading___Toc1292_4092719216"/>Migració de PortaFIB 1.1.4 a PortaFIB 1.1.5<text:bookmark-end text:name="__RefHeading___Toc1292_4092719216"/></text:h>
      <text:p text:style-name="P11"/>
      <text:h text:style-name="P95" text:outline-level="2"><text:bookmark-start text:name="__RefHeading___Toc1294_4092719216"/>Descripció de Millores<text:bookmark-end text:name="__RefHeading___Toc1294_4092719216"/></text:h>
      <text:p text:style-name="P49"><text:tab/><text:span text:style-name="T1">Revisar Fitxer changes.log</text:span></text:p>
      <text:h text:style-name="P98" text:outline-level="2"><text:bookmark-start text:name="__RefHeading___Toc1296_4092719216"/>Canvis Configuració Web<text:bookmark-end text:name="__RefHeading___Toc1296_4092719216"/></text:h>
      <text:list xml:id="list1370051507" text:style-name="L10">
        <text:list-item>
          <text:p text:style-name="P196"><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19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198">Afegida gestió de Validadors de Firma: Actualment només es suporta l'@firma. Anar a la pipella d'administrador, opció <text:s/>Mòduls de Validació de Firmes i pitjar sobre “Crear Plantilla de Mòdul de Validació de Firmes”:</text:p>
          <text:list>
            <text:list-item>
              <text:p text:style-name="P198">Noms i Descripcions: posar Plugin Validacio Firmes afirma CXF</text:p>
            </text:list-item>
            <text:list-item>
              <text:p text:style-name="P200">Classe: posar org.fundaciobit.plugins.validatesignature.afirmacxf.AfirmaCxfValidateSignaturePlugin</text:p>
            </text:list-item>
            <text:list-item>
              <text:p text:style-name="P198">Entitat: la que correspongui.</text:p>
            </text:list-item>
            <text:list-item>
              <text:p text:style-name="P198">Propietats Administrador:</text:p>
            </text:list-item>
          </text:list>
        </text:list-item>
      </text:list>
      <table:table table:name="Taula2" table:style-name="Taula2">
        <table:table-column table:style-name="Taula2.A"/>
        <table:table-row table:style-name="Taula2.1">
          <table:table-cell table:style-name="Taula2.A1" office:value-type="string">
            <text:p text:style-name="P34"># Class org.fundaciobit.plugins.validatesignature.afirmacxf.AfirmaCxfValidateSignaturePlugin</text:p>
            <text:p text:style-name="P34"/>
            <text:p text:style-name="P34"># El contingut d'aquest directori el podeu copiar de la següent ruta:</text:p>
            <text:p text:style-name="P34"># <text:s text:c="3"/>https://github.com/GovernIB/pluginsib/tree/pluginsib-1.0/plugins-validatesignature/afirmacxf/config/transformersTemplates</text:p>
            <text:p text:style-name="P34">es.caib.portafib.plugins.validatesignature.afirmacxf.TransformersTemplatesPath=D:/dades/dades/CarpetesPersonals/ProgramacioPortaFIB2/pluginsib-validatesignature/afirmacxf/config/transformersTemplates</text:p>
            <text:p text:style-name="P34"/>
            <text:p text:style-name="P34">#es.caib.portafib.plugins.validatesignature.afirmacxf.debug=false</text:p>
            <text:p text:style-name="P34">#es.caib.portafib.plugins.validatesignature.afirmacxf.printxml=false</text:p>
            <text:p text:style-name="P34"/>
            <text:p text:style-name="P34">es.caib.portafib.plugins.validatesignature.afirmacxf.ignoreservercertificates=true</text:p>
            <text:p text:style-name="P34"/>
            <text:p text:style-name="P34"># Obligatiori. Aplicació definida dins "Gestión de Aplicaciones" de @firma federat</text:p>
            <text:p text:style-name="P34">es.caib.portafib.plugins.validatesignature.afirmacxf.applicationID=APPID</text:p>
            <text:p text:style-name="P34"/>
            <text:p text:style-name="P34">es.caib.portafib.plugins.validatesignature.afirmacxf.endpoint=https://afirmades.caib.es:4430/afirmaws/services/DSSAfirmaVerify</text:p>
            <text:p text:style-name="P34"/>
            <text:p text:style-name="P34"># USERNAME-PASSWORD Token</text:p>
            <text:p text:style-name="P34">es.caib.portafib.plugins.validatesignature.afirmacxf.authorization.username=username</text:p>
            <text:p text:style-name="P34"><text:soft-page-break/>es.caib.portafib.plugins.validatesignature.afirmacxf.authorization.password=password</text:p>
            <text:p text:style-name="P34"/>
            <text:p text:style-name="P34"># CERTIFICATE Token</text:p>
            <text:p text:style-name="P34">es.caib.portafib.plugins.validatesignature.afirmacxf.authorization.ks.path=D:/dades/dades/CarpetesPersonals/Programacio/portafib-files/afirma/nou/proves-dgidt.jks</text:p>
            <text:p text:style-name="P34">es.caib.portafib.plugins.validatesignature.afirmacxf.authorization.ks.type=JKS</text:p>
            <text:p text:style-name="P34">es.caib.portafib.plugins.validatesignature.afirmacxf.authorization.ks.password=ks_pwd</text:p>
            <text:p text:style-name="P34">es.caib.portafib.plugins.validatesignature.afirmacxf.authorization.ks.cert.alias=1</text:p>
            <text:p text:style-name="P34">es.caib.portafib.plugins.validatesignature.afirmacxf.authorization.ks.cert.password=cert_pwd</text:p>
          </table:table-cell>
        </table:table-row>
      </table:table>
      <text:p text:style-name="P49"/>
      <text:h text:style-name="P84" text:outline-level="1"><text:bookmark-start text:name="__RefHeading___Toc1298_4092719216"/>Migració de PortaFIB 1.1.4 a PortaFIB 2.0<text:bookmark-end text:name="__RefHeading___Toc1298_4092719216"/></text:h>
      <text:p text:style-name="P11"/>
      <text:h text:style-name="P95" text:outline-level="2"><text:bookmark-start text:name="__RefHeading___Toc1300_4092719216"/>Descripció de Millores<text:bookmark-end text:name="__RefHeading___Toc1300_4092719216"/></text:h>
      <text:p text:style-name="P49"><text:tab/>Revisar Fitxer changes.log</text:p>
      <text:h text:style-name="P98" text:outline-level="2"><text:bookmark-start text:name="__RefHeading___Toc1302_4092719216"/>Desenvolupador<text:bookmark-end text:name="__RefHeading___Toc1302_4092719216"/></text:h>
      <text:p text:style-name="P49"/>
      <text:list xml:id="list649119875" text:style-name="L11">
        <text:list-item>
          <text:p text:style-name="P178">S'ha d'eliminar el següent directori [HOME]\.m2\repository\es\gob\afirma\afirma-crypto-pdf\3.3.2-SNAPSHOT</text:p>
        </text:list-item>
        <text:list-item>
          <text:p text:style-name="P178">S'ha d'eliminar el següent directori [HOME]\.m2\repository\org\fundaciobit\genapp</text:p>
        </text:list-item>
        <text:list-item>
          <text:p text:style-name="P179">S'ha d'eliminar el següent directori [HOME]\.m2\repository\org\fundaciobit\pluginsib</text:p>
        </text:list-item>
        <text:list-item>
          <text:p text:style-name="P178">De la taula PeticioDeFirma s'utilitzava el camp informacioAddicional per guardar informació d'expedient. En 2.0.0 ja hi ha camps específics per Expedient: expedientID, expedientNom i expedientUrl.</text:p>
        </text:list-item>
        <text:list-item>
          <text:p text:style-name="P178">Camps nous per informar dels detalls del Procediment: procedimentID i procedimentNom</text:p>
        </text:list-item>
        <text:list-item>
          <text:p text:style-name="P178">Camp nou informacioAddicionalAvaluable que correspon amb un tipus double. Serveix per poder filtrar per rang i agrupar segons un camp lliure (Petició de PortsIB)</text:p>
        </text:list-item>
        <text:list-item>
          <text:p text:style-name="P201">S’han eliminat els profiles de maven: ws-portafib-v2, passarelaserver-v2, passarelaweb-v2</text:p>
        </text:list-item>
        <text:list-item>
          <text:p text:style-name="P201">S’ha incorporat l’API de <text:s/>Api Firma Simple Async per a firmes diferides o asíncrones ([portafib]/apifirmaasyncsimple)</text:p>
        </text:list-item>
        <text:list-item>
          <text:p text:style-name="P202">Des de la versió 2.0.<text:span text:style-name="T21">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9"/>
      <text:h text:style-name="P98" text:outline-level="2"><text:bookmark-start text:name="__RefHeading___Toc1304_4092719216"/>Sistemes<text:bookmark-end text:name="__RefHeading___Toc1304_4092719216"/></text:h>
      <text:p text:style-name="P49"/>
      <text:h text:style-name="P126" text:outline-level="3"><text:soft-page-break/>Gestors de FileSystemManager</text:h>
      <text:p text:style-name="P49"><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5">&lt;!-- NOU A 2.0.0. Tipus de FileSystemManager. Opcional i valor per defecte. --&gt;</text:p>
            <text:p text:style-name="P35">es.caib.portafib.filesystemmanagerclass=org.fundaciobit.genapp.common.filesystem.SimpleFileSystemManager</text:p>
            <text:p text:style-name="P35">&lt;!-- Si volem distribuir els fitxers en directoris, llavors utilitzar aquesta classe.</text:p>
            <text:p text:style-name="P35"><text:s text:c="5"/>Revisar punt "Migracio de 1.1.4 a 2.0.0 del 'Manual de Migracions' <text:s/></text:p>
            <text:p text:style-name="P35">es.caib.portafib.filesystemmanagerclass=org.fundaciobit.genapp.common.filesystem.ThreeFolderFileSystemManager</text:p>
            <text:p text:style-name="P35">--&gt;</text:p>
          </table:table-cell>
        </table:table-row>
      </table:table>
      <text:p text:style-name="P49"/>
      <text:p text:style-name="P49"><text:tab/>Les instal·lacions de PortaFIB que vulguin migrar al nou sistema de tres carpetes llavors han de seguir les següent passes:</text:p>
      <text:list xml:id="list1723381293" text:style-name="L12">
        <text:list-item>
          <text:p text:style-name="P180">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9"/>
      <text:list xml:id="list125305784322670" text:continue-numbering="true" text:style-name="L12">
        <text:list-item>
          <text:p text:style-name="P180">Compilar-la: </text:p>
        </text:list-item>
      </text:list>
      <table:table table:name="Taula5" table:style-name="Taula5">
        <table:table-column table:style-name="Taula5.A"/>
        <table:table-row>
          <table:table-cell table:style-name="Taula5.A1" office:value-type="string">
            <text:p text:style-name="P63">$ javac -d . ConverterSimpleToThreeFolder.java</text:p>
          </table:table-cell>
        </table:table-row>
      </table:table>
      <text:p text:style-name="P49"/>
      <text:list xml:id="list125306499001904" text:continue-numbering="true" text:style-name="L12">
        <text:list-item>
          <text:p text:style-name="P180">Executar-la:</text:p>
        </text:list-item>
      </text:list>
      <table:table table:name="Taula6" table:style-name="Taula6">
        <table:table-column table:style-name="Taula6.A"/>
        <table:table-row>
          <table:table-cell table:style-name="Taula6.A1" office:value-type="string">
            <text:p text:style-name="P61">$java -cp . org.fundaciobit.genapp.common.filesystem.ConverterSimpleToThreeFolder</text:p>
            <text:p text:style-name="P61">Necessita un argument que és la ruta la directori de fitxers</text:p>
          </table:table-cell>
        </table:table-row>
      </table:table>
      <text:p text:style-name="P49"/>
      <text:list xml:id="list125305452503514" text:continue-numbering="true" text:style-name="L12">
        <text:list-item>
          <text:p text:style-name="P180">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62">$java -cp . org.fundaciobit.genapp.common.filesystem.ConverterSimpleToThreeFolder /files/portafib</text:p>
          </table:table-cell>
        </table:table-row>
      </table:table>
      <text:p text:style-name="P49"><text:tab/>Es que farà serà copiar els fitxers a la ruta corresponent de tres directoris. </text:p>
      <text:p text:style-name="P49"/>
      <text:list xml:id="list125305637998833" text:continue-numbering="true" text:style-name="L12">
        <text:list-item>
          <text:p text:style-name="P180">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5">es.caib.portafib.filesystemmanagerclass=org.fundaciobit.genapp.common.filesystem.ThreeFolderFileSystemManager</text:p>
          </table:table-cell>
        </table:table-row>
      </table:table>
      <text:p text:style-name="P60"/>
      <text:h text:style-name="P98" text:outline-level="2"><text:bookmark-start text:name="__RefHeading___Toc1306_4092719216"/><text:soft-page-break/>Canvis Configuració Web<text:bookmark-end text:name="__RefHeading___Toc1306_4092719216"/></text:h>
      <text:p text:style-name="P49"/>
      <text:h text:style-name="P125" text:outline-level="3">Revisor de Firmes</text:h>
      <text:p text:style-name="P49"><text:tab/>S'ha afegit aquest nou role. Revisar els següent apartats del Manual d'Usuari de PortaFIB:</text:p>
      <text:list xml:id="list2053805706" text:style-name="L13">
        <text:list-item>
          <text:list>
            <text:list-item>
              <text:list>
                <text:list-item>
                  <text:list>
                    <text:list-item>
                      <text:list>
                        <text:list-item>
                          <text:list>
                            <text:list-item>
                              <text:p text:style-name="P181">Usuaris</text:p>
                            </text:list-item>
                            <text:list-item>
                              <text:p text:style-name="P181">Roles per tipus d'usuari</text:p>
                            </text:list-item>
                            <text:list-item>
                              <text:p text:style-name="P181">Gestió de Notificacions per Correu (Menú Inici)</text:p>
                            </text:list-item>
                            <text:list-item>
                              <text:p text:style-name="P181">Revisors de Firmes en Flux de Firmes</text:p>
                            </text:list-item>
                            <text:list-item>
                              <text:p text:style-name="P181">Gestió de Revisors (Menú Administrador d'Entitat)</text:p>
                            </text:list-item>
                            <text:list-item>
                              <text:p text:style-name="P181">Afegir Revisors de Firma al Flux</text:p>
                            </text:list-item>
                            <text:list-item>
                              <text:p text:style-name="P181">Menú Revisor</text:p>
                            </text:list-item>
                          </text:list>
                        </text:list-item>
                      </text:list>
                    </text:list-item>
                  </text:list>
                </text:list-item>
              </text:list>
            </text:list-item>
          </text:list>
        </text:list-item>
      </text:list>
      <text:h text:style-name="P125" text:outline-level="3">Configuració de Firma d'Usuari Aplicació i ApiFirmaSimple</text:h>
      <text:p text:style-name="P48"><text:tab/>S'ha implementat una nova API REST anomenada Api Firma Simple que serveix per realitzar firmes síncrones de forma simple, tant web com en servidor. Revisar el document Manual_Integracio_API_Firma_Simple_v1_0.odt per conèixer els detalls tècnics.</text:p>
      <text:p text:style-name="P48"><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8"><text:tab/><text:span text:style-name="T19">Els Usuaris-Aplicació que s’utilitzen per cridades WS a l’API de Passarela (Web i En Servidor) se’ls hi ha d’assignar un i sols un Perfil de Firma. Si no en tenen cap o en tenen més d’un llavors les cridades llançaran un error.</text:span></text:p>
      <text:h text:style-name="P125" text:outline-level="3">Gestió de Plugins de Validació de Firmes</text:h>
      <text:p text:style-name="P48"><text:tab/>S'ha substituït la validació dels certificats emprats en una firma, per la validació directament de la firma, a partir de Plugins de Validació de Firmes de PluginsIB.</text:p>
      <text:p text:style-name="P48"><text:tab/>Revisar el punt “Mòduls de Validació de Firmes” del “Manual d'Usuari de PortaFIB”, concretament dels apartats Administrador i Administrador d'Entitat.</text:p>
      <text:h text:style-name="P125" text:outline-level="3">Altres</text:h>
      <text:list xml:id="list4228375756" text:style-name="L14">
        <text:list-item>
          <text:p text:style-name="P199">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64"/>
      <text:list xml:id="list125306725952168" text:continue-numbering="true" text:style-name="L14">
        <text:list-item>
          <text:p text:style-name="P194"><text:span text:style-name="T28">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57"><text:soft-page-break/></text:p>
      <text:list xml:id="list125306379281026" text:continue-numbering="true" text:style-name="L14">
        <text:list-item>
          <text:p text:style-name="P182">S'han ampliat les opcions d'usuaris entitat i usuaris aplicació respecte a la Política de Custòdia. Veure punt Modificar Usuari Aplicació i Modificar Usuari Entitat del “Manual d'Usuari PortaFIB”</text:p>
        </text:list-item>
      </text:list>
      <text:p text:style-name="P49"/>
      <text:list xml:id="list125305532796875" text:continue-numbering="true" text:style-name="L14">
        <text:list-item>
          <text:p text:style-name="P183">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9"/>
      <text:list xml:id="list125305516807892" text:continue-numbering="true" text:style-name="L14">
        <text:list-item>
          <text:p text:style-name="P184">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2">es.caib.portafib.plugins.signatureserver.afirmaserver.endpoint_upgrade=https://afirmades.caib.es:4430/afirmaws/services/DSSAfirmaVerify</text:p>
          </table:table-cell>
        </table:table-row>
      </table:table>
      <text:p text:style-name="P49"/>
      <text:list xml:id="list125306026696075" text:continue-numbering="true" text:style-name="L14">
        <text:list-item>
          <text:p text:style-name="P182">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9"># 5 minuts</text:p>
            <text:p text:style-name="P49">es.caib.portafib.plugins.signatureweb.autofirma.timeoutbase=300</text:p>
          </table:table-cell>
        </table:table-row>
      </table:table>
      <text:p text:style-name="P59"/>
      <text:list xml:id="list125307262049426" text:continue-numbering="true" text:style-name="L14">
        <text:list-item>
          <text:p text:style-name="P194"><text:span text:style-name="T28">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57"/>
      <text:list xml:id="list125305486346576" text:continue-numbering="true" text:style-name="L14">
        <text:list-item>
          <text:p text:style-name="P194">Nou Plugin de Firma Web de FNMT Cloud: Veure el subapartat “Plugin de Firma Web de FNMTCloud” de punt “Implementacions de Plugins o Mòduls de Firma Web” si es vol donar d'alta.</text:p>
        </text:list-item>
      </text:list>
      <text:p text:style-name="P57"/>
      <text:list xml:id="list125306110735448" text:continue-numbering="true" text:style-name="L14">
        <text:list-item>
          <text:p text:style-name="P146"><text:span text:style-name="T17">Nova propietat global d'entitat: </text:span><text:span text:style-name="T12">es.caib.portafib.</text:span><text:span text:style-name="T13">transformpdfa: Nou a la versió 2.0.0 <text:s/>Amb firmes PAdES, si aquest valor es true i el tipus de PDF és PDF/A1 o PDF/A2 o PDF/A3, llavors es transforma el PDF per a que pugui ser adaptat (taula de firmes, ....), però perd la condició de PDF/A <text:s/></text:span><text:span text:style-name="T16">#242</text:span></text:p>
          <text:p text:style-name="P147"/>
        </text:list-item>
        <text:list-item>
          <text:p text:style-name="P148">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1"/>
      <text:list xml:id="list125306500837388" text:continue-numbering="true" text:style-name="L14">
        <text:list-item>
          <text:p text:style-name="P148"><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9"/>
      <text:p text:style-name="P39"/>
      <text:p text:style-name="P39"/>
      <text:h text:style-name="P85" text:outline-level="1"><text:bookmark-start text:name="__RefHeading___Toc1308_4092719216"/>Migració de PortaFIB <text:span text:style-name="T20">2</text:span>.<text:span text:style-name="T20">0</text:span>.<text:span text:style-name="T20">0</text:span> a PortaFIB 2.0.<text:span text:style-name="T20">1</text:span><text:bookmark-end text:name="__RefHeading___Toc1308_4092719216"/></text:h>
      <text:p text:style-name="P12"/>
      <text:h text:style-name="P96" text:outline-level="2"><text:bookmark-start text:name="__RefHeading___Toc1310_4092719216"/>Descripció de Millores<text:bookmark-end text:name="__RefHeading___Toc1310_4092719216"/></text:h>
      <text:list xml:id="list3664815592" text:style-name="L15">
        <text:list-item>
          <text:p text:style-name="P220">Revisar Fitxer changes.log</text:p>
        </text:list-item>
        <text:list-item>
          <text:p text:style-name="P222">Ja es permet la Firma de Documents PDF/A de qualsevol tipus</text:p>
        </text:list-item>
        <text:list-item>
          <text:p text:style-name="P222">Ja es fa qualsevol firma sense necessitat d’adaptar el document PDF abans. </text:p>
        </text:list-item>
      </text:list>
      <text:h text:style-name="P102" text:outline-level="2"><text:bookmark-start text:name="__RefHeading___Toc1312_4092719216"/>Sistemes<text:bookmark-end text:name="__RefHeading___Toc1312_4092719216"/></text:h>
      <text:list xml:id="list1771886279" text:style-name="L16">
        <text:list-item>
          <text:p text:style-name="P185">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3"/>
      <text:h text:style-name="P103" text:outline-level="2"><text:bookmark-start text:name="__RefHeading___Toc1314_4092719216"/>BBDD<text:bookmark-end text:name="__RefHeading___Toc1314_4092719216"/></text:h>
      <text:list xml:id="list125305613943534" text:continue-numbering="true" text:style-name="L16">
        <text:list-item>
          <text:p text:style-name="P186">Afegir nous tipus Documentals #274</text:p>
        </text:list-item>
        <text:list-item>
          <text:p text:style-name="P185">Nou camp de Petició de Firma anomenat origendepeticiodefirma.</text:p>
        </text:list-item>
      </text:list>
      <text:p text:style-name="P50"/>
      <text:h text:style-name="P99" text:outline-level="2"><text:bookmark-start text:name="__RefHeading___Toc1316_4092719216"/><text:span text:style-name="T22">D</text:span>esenvolupador <text:span text:style-name="T24">i Compilador de EAR</text:span><text:bookmark-end text:name="__RefHeading___Toc1316_4092719216"/></text:h>
      <text:list xml:id="list4088025054" text:style-name="L17">
        <text:list-item>
          <text:p text:style-name="P203">Documentar API Firma Asincrona Simple #273</text:p>
        </text:list-item>
        <text:list-item>
          <text:p text:style-name="P149">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151">Esborrar la llibreria afirma-crypto-pdf del repositori local maven: esborrar la carpeta [HOME]\.m2\repository\es\gob\afirma\afirma-crypto-pdf\3.3.2-SNAPSHOT.</text:p>
        </text:list-item>
      </text:list>
      <text:p text:style-name="P39"/>
      <text:h text:style-name="P100" text:outline-level="2"><text:bookmark-start text:name="__RefHeading___Toc1318_4092719216"/><text:soft-page-break/>Canvis Configuració Web<text:bookmark-end text:name="__RefHeading___Toc1318_4092719216"/></text:h>
      <text:p text:style-name="P39"/>
      <text:h text:style-name="P123" text:outline-level="3">Administrador</text:h>
      <text:list xml:id="list2593074999" text:style-name="L18">
        <text:list-item>
          <text:p text:style-name="P150">Nova propietat global associada a l'API Rest External Signature "es.caib.portafib.<text:span text:style-name="T23">portafiburlforexternalsignatures": Opcional. Requerida si és fa ús de l'API Rest de ExternalSignature per informar a usuaris de terceres aplicacions </text:span>de la ruta <text:s/>arrel de <text:span text:style-name="T23">PortaFIB</text:span></text:p>
        </text:list-item>
        <text:list-item>
          <text:p text:style-name="P152">Nova opció de Menú "Consulta Propietats de Sistema" que serveix per consultar les Propietats de Sistema de PortaFIB i veure quines són Desconegudes o Obsoletes.</text:p>
        </text:list-item>
        <text:list-item>
          <text:p text:style-name="P153">Revisar l'opció de menú "Gestió de Propietats Globals" <text:span text:style-name="T25">ja que se li ha incorporat una nova columna que indica les Propietats </text:span>Desconegudes o Obsoletes.</text:p>
        </text:list-item>
        <text:list-item>
          <text:p text:style-name="P155">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156"/>
        </text:list-item>
      </text:list>
      <text:p text:style-name="P10"/>
      <text:h text:style-name="P127" text:outline-level="3">Administrador Entitat</text:h>
      <text:list xml:id="list891054919" text:style-name="L19">
        <text:list-item>
          <text:p text:style-name="P157">Esborrades les propietats es.caib.portafib.transformpdfa i <text:s/>es.caib.portafib.forcecleanpdf</text:p>
        </text:list-item>
        <text:list-item>
          <text:p text:style-name="P161">Afegides estadistiques de Número de Firmes realitzades.</text:p>
        </text:list-item>
        <text:list-item>
          <text:p text:style-name="P157">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154">Revisar l'opció de menú "Gestió de Propietats d’Entitat" <text:span text:style-name="T26">ja que se li ha incorporat una nova columna que indica les Propietats </text:span>Desconegudes o Obsoletes.</text:p>
        </text:list-item>
        <text:list-item>
          <text:p text:style-name="P161">Nova opció de menú "Bitàcola de Peticions de Firma", per consultar <text:span text:style-name="T27">bitàcoles</text:span> de peticions esborrades i <text:span text:style-name="T27">bitàcoles</text:span> d'un dia en concret.</text:p>
        </text:list-item>
        <text:list-item>
          <text:p text:style-name="P165">Noves polítiques de Custòdia <text:s/>per Usuari Entitat, Usuari Aplicació i Entitat:</text:p>
          <text:list>
            <text:list-item>
              <text:p text:style-name="P162"><text:span text:style-name="T27">Usar la Política</text:span> <text:span text:style-name="T27">de </text:span>Cust<text:span text:style-name="T27">ò</text:span>dia <text:span text:style-name="T27">d</text:span>efinida <text:span text:style-name="T27">en l’entitat. (Només per Usuari-Entitat i Usuari Aplicació)</text:span></text:p>
            </text:list-item>
            <text:list-item>
              <text:p text:style-name="P161"><text:span text:style-name="T27">Política</text:span> Cust<text:span text:style-name="T27">ò</text:span>dia No Permetre: <text:span text:style-name="T27">No permet custòdia</text:span></text:p>
            </text:list-item>
            <text:list-item>
              <text:p text:style-name="P163"><text:span text:style-name="T27">Política</text:span> Cust<text:span text:style-name="T27">ò</text:span>dia Obligatori Plantilla <text:span text:style-name="T27">d</text:span>efinida <text:span text:style-name="T27">a continuació</text:span>: Obligatori Plantilla <text:span text:style-name="T27">elegida e</text:span>n Entitat, Usuari-Entitat <text:s/><text:span text:style-name="T27">o</text:span> Usuari-Aplicació.</text:p>
            </text:list-item>
            <text:list-item>
              <text:p text:style-name="P161"><text:span text:style-name="T27">Política</text:span> Cust<text:span text:style-name="T27">ò</text:span>dia Sense Custodia <text:span text:style-name="T27">o Política</text:span> <text:span text:style-name="T27">d</text:span>efinida <text:span text:style-name="T27">e</text:span>n <text:span text:style-name="T27">e</text:span>ntitat <text:span text:style-name="T27">p</text:span>er <text:span text:style-name="T27">d</text:span>efecte <text:span text:style-name="T27">a</text:span>ctiu: <text:span text:style-name="T27">Es pot elegir entre no custodiar o elegir el sistema de custòdia definit en l’entitat. Si és el sistema qui ha d’elegir, llavors elegeix la política de custòdia definida en l’entitat.</text:span></text:p>
            </text:list-item>
            <text:list-item>
              <text:p text:style-name="P163"><text:span text:style-name="T27">Política</text:span> Cust<text:span text:style-name="T27">ò</text:span>dia Sense Custodia <text:span text:style-name="T27">o </text:span>Politica <text:span text:style-name="T27">d</text:span>efinida <text:span text:style-name="T27">e</text:span>n Entitat <text:span text:style-name="T27">p</text:span>er <text:span text:style-name="T27">d</text:span>efecte <text:span text:style-name="T27">n</text:span>o <text:span text:style-name="T27">a</text:span>ctiu: <text:span text:style-name="T27">Es pot elegir entre no custodiar o elegir el sistema de custòdia definit en l’entitat. Si és el sistema qui ha d’elegir, llavors elegeix no custodiar.</text:span></text:p>
            </text:list-item>
            <text:list-item>
              <text:p text:style-name="P163"><text:span text:style-name="T27">Política</text:span> Cust<text:span text:style-name="T27">ò</text:span>dia Llibertat Total : Llibertat Total (Selecció, Edició I Us)</text:p>
            </text:list-item>
          </text:list>
        </text:list-item>
        <text:list-item>
          <text:p text:style-name="P166">Del Menú d’Administrador d’Entitat, a les opcions «Peticions de Firma Caducades» i «Peticions de Firma d´un Destinatari» se li han afegit entrades per veure Bitàcola, poder Rebutjar i Esborrar.</text:p>
        </text:list-item>
        <text:list-item>
          <text:p text:style-name="P166"><text:soft-page-break/>Del Menú d’Administrador d’Entitat, <text:span text:style-name="T29">l</text:span>es opcions «Peticions de Firma - WS v1» i «Peticions de Firma - Async Simple v2» <text:span text:style-name="T29">s’han ajuntat en una de sola i </text:span>se li han afegit entrades per poder Rebutjar <text:span text:style-name="T29">i d’altres accions.</text:span></text:p>
        </text:list-item>
        <text:list-item>
          <text:p text:style-name="P167"><text:span text:style-name="T29">En </text:span>el Menú d’Administrador d’Entitat, <text:span text:style-name="T29">s’han afegit dues opcions de Menú: «Consulta les Peticions de Firma» i «</text:span>Gestionar les Peticions de Firma».</text:p>
        </text:list-item>
      </text:list>
      <text:p text:style-name="P36"/>
      <text:h text:style-name="P86" text:outline-level="1"><text:bookmark-start text:name="__RefHeading___Toc1320_4092719216"/>Migració de PortaFIB <text:span text:style-name="T20">2</text:span>.<text:span text:style-name="T20">0</text:span>.<text:span text:style-name="T30">1</text:span> a PortaFIB 2.0.<text:span text:style-name="T30">2</text:span><text:bookmark-end text:name="__RefHeading___Toc1320_4092719216"/></text:h>
      <text:p text:style-name="P13"/>
      <text:h text:style-name="P97" text:outline-level="2"><text:bookmark-start text:name="__RefHeading___Toc1322_4092719216"/>Descripció de Millores<text:bookmark-end text:name="__RefHeading___Toc1322_4092719216"/></text:h>
      <text:list xml:id="list125307319239406" text:continue-list="list3664815592" text:style-name="L15">
        <text:list-item>
          <text:p text:style-name="P221">Revisar Fitxer changes.log</text:p>
        </text:list-item>
        <text:list-item>
          <text:p text:style-name="P223"><text:span text:style-name="T32">Canvis Principals</text:span><text:span text:style-name="T31"> </text:span></text:p>
          <text:list>
            <text:list-item>
              <text:p text:style-name="P224"><text:span text:style-name="T39">Firmes </text:span>XADES/CADES.</text:p>
            </text:list-item>
            <text:list-item>
              <text:p text:style-name="P224">Unificació autenticació usuaris aplicació.</text:p>
            </text:list-item>
            <text:list-item>
              <text:p text:style-name="P224">Bitàcola millorada.</text:p>
            </text:list-item>
            <text:list-item>
              <text:p text:style-name="P224">....</text:p>
            </text:list-item>
          </text:list>
        </text:list-item>
      </text:list>
      <text:h text:style-name="P104" text:outline-level="2"><text:bookmark-start text:name="__RefHeading___Toc1324_4092719216"/>BBDD<text:bookmark-end text:name="__RefHeading___Toc1324_4092719216"/></text:h>
      <text:list xml:id="list4141458861" text:style-name="L20">
        <text:list-item>
          <text:p text:style-name="P205">C<text:span text:style-name="T30">anvis importants a l’estructura de les dades de la bitàcola. #325</text:span></text:p>
        </text:list-item>
        <text:list-item>
          <text:p text:style-name="P187">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188">Eliminar dependència de NotificacioWS respecte PeticioDeFirma #332 </text:p>
        </text:list-item>
        <text:list-item>
          <text:p text:style-name="P189">Nous camps a pfi_firma: Usuaris externs puguin firmar #162 </text:p>
        </text:list-item>
      </text:list>
      <text:p text:style-name="P51"/>
      <text:h text:style-name="P101" text:outline-level="2"><text:bookmark-start text:name="__RefHeading___Toc1326_4092719216"/><text:span text:style-name="T22">D</text:span>esenvolupador <text:span text:style-name="T24">i Compilador de EAR</text:span><text:bookmark-end text:name="__RefHeading___Toc1326_4092719216"/></text:h>
      <text:list xml:id="list4143356532" text:style-name="L21">
        <text:list-item>
          <text:p text:style-name="P204">Els mètodes relaconats amb afegir i llevar rols d’usuari aplicació exposats mitjançant l’api de Web Services V1 llancen una excepció d’operació no suportada. També el camp de contrasenya s’ignora en cas que es fixi.</text:p>
        </text:list-item>
      </text:list>
      <text:p text:style-name="P65"/>
      <text:h text:style-name="P101" text:outline-level="2"><text:bookmark-start text:name="__RefHeading___Toc1328_4092719216"/>Canvis Configuració Web<text:bookmark-end text:name="__RefHeading___Toc1328_4092719216"/></text:h>
      <text:p text:style-name="P40"/>
      <text:h text:style-name="P132" text:outline-level="3"><text:soft-page-break/>Administrador</text:h>
      <text:list xml:id="list1271303306" text:style-name="L22">
        <text:list-item>
          <text:p text:style-name="P168">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42"/>
      <text:h text:style-name="P128" text:outline-level="3">Administrador Entitat</text:h>
      <text:list xml:id="list2005796900" text:style-name="L23">
        <text:list-item>
          <text:p text:style-name="P169">Només en entorns diferents a la CAIB, des de l’opció «Gestió d’usuaris aplicació» ja no <text:span text:style-name="T3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74"><text:span text:style-name="T15">L’</text:span><text:span text:style-name="T14">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37"/>
      <text:h text:style-name="P87" text:outline-level="1"><text:bookmark-start text:name="__RefHeading___Toc1330_4092719216"/>Migració de PortaFIB <text:span text:style-name="T20">2</text:span>.<text:span text:style-name="T20">0</text:span>.<text:span text:style-name="T40">2</text:span> a PortaFIB 2.0.<text:span text:style-name="T40">3</text:span><text:bookmark-end text:name="__RefHeading___Toc1330_4092719216"/></text:h>
      <text:p text:style-name="P14"/>
      <text:h text:style-name="P108" text:outline-level="2"><text:bookmark-start text:name="__RefHeading___Toc1332_4092719216"/>Administrador<text:bookmark-end text:name="__RefHeading___Toc1332_4092719216"/></text:h>
      <text:list xml:id="list2471992782" text:style-name="L24">
        <text:list-item>
          <text:p text:style-name="P190">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4"/>
      <text:h text:style-name="P88" text:outline-level="1"><text:bookmark-start text:name="__RefHeading___Toc1334_4092719216"/>Migració de PortaFIB <text:span text:style-name="T20">2</text:span>.<text:span text:style-name="T20">0</text:span>.<text:span text:style-name="T41">3</text:span> a PortaFIB 2.0.<text:span text:style-name="T41">4</text:span><text:bookmark-end text:name="__RefHeading___Toc1334_4092719216"/></text:h>
      <text:p text:style-name="P15"/>
      <text:h text:style-name="P105" text:outline-level="2"><text:bookmark-start text:name="__RefHeading___Toc1336_4092719216"/>BBDD<text:bookmark-end text:name="__RefHeading___Toc1336_4092719216"/></text:h>
      <text:list xml:id="list125305972728474" text:continue-numbering="true" text:style-name="L24">
        <text:list-item>
          <text:p text:style-name="P197"><text:span text:style-name="T3">Executar els scripts corresponents. Neteja de Traduccions orfes. </text:span>Canvi nomenclatura fitxers sql #397</text:p>
          <text:p text:style-name="P191"/>
        </text:list-item>
      </text:list>
      <text:h text:style-name="P89" text:outline-level="1"><text:bookmark-start text:name="__RefHeading___Toc1391_2986059641"/>Migració de PortaFIB <text:span text:style-name="T20">2</text:span>.<text:span text:style-name="T20">0</text:span>.<text:span text:style-name="T42">4</text:span> a PortaFIB 2.0.<text:span text:style-name="T42">5</text:span><text:bookmark-end text:name="__RefHeading___Toc1391_2986059641"/></text:h>
      <text:p text:style-name="P16"/>
      <text:h text:style-name="P109" text:outline-level="2"><text:bookmark-start text:name="__RefHeading___Toc1336_40927192161"/>D<text:span text:style-name="T42">escripció de millores</text:span><text:bookmark-end text:name="__RefHeading___Toc1336_40927192161"/></text:h>
      <text:list xml:id="list125306375149595" text:continue-numbering="true" text:style-name="L24">
        <text:list-item>
          <text:p text:style-name="P206">C<text:span text:style-name="T42">orreccions menors (revisar fitxer changes.log). No cal fer cap actuació per la migració.</text:span></text:p>
        </text:list-item>
      </text:list>
      <text:h text:style-name="P90" text:outline-level="1"><text:bookmark-start text:name="__RefHeading___Toc8119_3948905278"/><text:soft-page-break/>Migració de PortaFIB <text:span text:style-name="T20">2</text:span>.<text:span text:style-name="T20">0</text:span>.<text:span text:style-name="T43">5</text:span> a PortaFIB 2.0.<text:span text:style-name="T43">6</text:span><text:bookmark-end text:name="__RefHeading___Toc8119_3948905278"/></text:h>
      <text:p text:style-name="P17"/>
      <text:h text:style-name="P110" text:outline-level="2"><text:bookmark-start text:name="__RefHeading___Toc1336_409271921611"/>D<text:span text:style-name="T42">escripció de millores</text:span><text:bookmark-end text:name="__RefHeading___Toc1336_409271921611"/></text:h>
      <text:list xml:id="list125306157913063" text:continue-numbering="true" text:style-name="L24">
        <text:list-item>
          <text:p text:style-name="P207">C<text:span text:style-name="T42">orreccions i noves funcionalitats (revisar fitxer changes.log)</text:span></text:p>
        </text:list-item>
      </text:list>
      <text:p text:style-name="P56"/>
      <text:h text:style-name="P118" text:outline-level="2"><text:bookmark-start text:name="__RefHeading___Toc8121_3948905278"/>Administrador<text:bookmark-end text:name="__RefHeading___Toc8121_3948905278"/></text:h>
      <text:list xml:id="list804189147" text:style-name="L25">
        <text:list-item>
          <text:p text:style-name="P192">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5"/>
      <text:h text:style-name="P119" text:outline-level="2"><text:bookmark-start text:name="__RefHeading___Toc1497_311552705"/>Administrador <text:span text:style-name="T44">d’Entitat</text:span><text:bookmark-end text:name="__RefHeading___Toc1497_311552705"/></text:h>
      <text:list xml:id="list1528508944" text:style-name="L26">
        <text:list-item>
          <text:p text:style-name="P193">Nou llistat de les firmes pendents de Usuaris Externs. Permet modificar el correu electrònic i poder reenviar l'avís de Firma Pendent</text:p>
        </text:list-item>
      </text:list>
      <text:p text:style-name="P55"/>
      <text:h text:style-name="P118" text:outline-level="2"><text:bookmark-start text:name="__RefNumPara__1420_555839826"/><text:bookmark-start text:name="__RefHeading___Toc8123_3948905278"/>Desenvolupador<text:bookmark-end text:name="__RefNumPara__1420_555839826"/><text:bookmark-end text:name="__RefHeading___Toc8123_3948905278"/></text:h>
      <text:list xml:id="list947891880" text:style-name="L27">
        <text:list-item>
          <text:p text:style-name="P225"><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78"/>
      <text:h text:style-name="P91" text:outline-level="1"><text:bookmark-start text:name="__RefHeading___Toc1557_618817177"/>Migració de PortaFIB <text:span text:style-name="T20">2</text:span>.<text:span text:style-name="T20">0</text:span>.<text:span text:style-name="T45">6</text:span> a PortaFIB 2.0.<text:span text:style-name="T45">7</text:span><text:bookmark-end text:name="__RefHeading___Toc1557_618817177"/></text:h>
      <text:p text:style-name="P72"/>
      <text:h text:style-name="P111" text:outline-level="2"><text:bookmark-start text:name="__RefHeading___Toc1559_618817177"/>D<text:span text:style-name="T42">escripció de millores</text:span><text:bookmark-end text:name="__RefHeading___Toc1559_618817177"/></text:h>
      <text:list xml:id="list125305629954192" text:continue-list="list125306157913063" text:style-name="L24">
        <text:list-item>
          <text:p text:style-name="P231">C<text:span text:style-name="T42">orreccions i millores (revisar fitxer changes.log)</text:span></text:p>
        </text:list-item>
      </text:list>
      <text:p text:style-name="P75"/>
      <text:h text:style-name="P115" text:outline-level="2"><text:bookmark-start text:name="__RefHeading___Toc1561_618817177"/>Desenvolupador<text:bookmark-end text:name="__RefHeading___Toc1561_618817177"/></text:h>
      <text:p text:style-name="P66">Quan s’empri l’API de WebServices V1, per enviar peticions de firma, el valor de l’element «segellatDeTemps» de la Petició només es tendrà en compte quan la política de segellat de temps sigui opcional. </text:p>
      <text:p text:style-name="P67"><text:span text:style-name="T45">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45">està fixada a «Tothom emprarà segell de temps», la firma es generarà amb segell de temps independentment de si a la peticició s’ha indicat «segellatDeTemps» amb valor «false».</text:span></text:p>
      <text:p text:style-name="P72"/>
      <text:h text:style-name="P92" text:outline-level="1"><text:bookmark-start text:name="__RefHeading___Toc1563_618817177"/>Migració de PortaFIB <text:span text:style-name="T20">2</text:span>.<text:span text:style-name="T20">0</text:span>.<text:span text:style-name="T46">7</text:span> a PortaFIB 2.0.<text:span text:style-name="T46">8</text:span><text:bookmark-end text:name="__RefHeading___Toc1563_618817177"/></text:h>
      <text:p text:style-name="P73"/>
      <text:h text:style-name="P112" text:outline-level="2"><text:bookmark-start text:name="__RefHeading___Toc1565_618817177"/>D<text:span text:style-name="T42">escripció de millores</text:span><text:bookmark-end text:name="__RefHeading___Toc1565_618817177"/></text:h>
      <text:list xml:id="list99661724" text:style-name="L28">
        <text:list-item>
          <text:p text:style-name="P226"><text:span text:style-name="T34">C</text:span><text:span text:style-name="T35">orreccions i millores (revisar fitxer changes.log)</text:span></text:p>
        </text:list-item>
      </text:list>
      <text:p text:style-name="P76"/>
      <text:p text:style-name="P72"/>
      <text:h text:style-name="P120" text:outline-level="2"><text:bookmark-start text:name="__RefHeading___Toc1567_618817177"/>Canvis Configuració Web<text:bookmark-end text:name="__RefHeading___Toc1567_618817177"/></text:h>
      <text:list xml:id="list125305938291271" text:continue-numbering="true" text:style-name="L28">
        <text:list-item>
          <text:p text:style-name="P229"><text:span text:style-name="T35">Q</text:span><text:span text:style-name="T33">uan hi hagi <text:s/>errors en un formulari, a dalt apareixerà un avis indicant que en alguna part del formulari hi ha algun error.</text:span></text:p>
        </text:list-item>
        <text:list-item>
          <text:p text:style-name="P230">S’ha adaptat la pantalla de llistat de peticions del destinatari per a que es visualitzi correctament en un dispositiu mòbil.</text:p>
        </text:list-item>
        <text:list-item>
          <text:p text:style-name="P230">En els flux de firmes (també en el plantilles), es permet afegir Usuaris-Externs</text:p>
        </text:list-item>
      </text:list>
      <text:p text:style-name="P77"/>
      <text:p text:style-name="P77"/>
      <text:p text:style-name="P74"/>
      <text:h text:style-name="P93" text:outline-level="1"><text:bookmark-start text:name="__RefHeading___Toc1563_6188171771"/>Migració de PortaFIB <text:span text:style-name="T20">2</text:span>.<text:span text:style-name="T20">0</text:span>.<text:span text:style-name="T47">8</text:span> a PortaFIB 2.0.<text:span text:style-name="T47">9</text:span><text:bookmark-end text:name="__RefHeading___Toc1563_6188171771"/></text:h>
      <text:p text:style-name="P74"/>
      <text:h text:style-name="P113" text:outline-level="2"><text:bookmark-start text:name="__RefHeading___Toc1565_6188171771"/>D<text:span text:style-name="T42">escripció de millores</text:span><text:bookmark-end text:name="__RefHeading___Toc1565_6188171771"/></text:h>
      <text:list xml:id="list125306058123328" text:continue-numbering="true" text:style-name="L28">
        <text:list-item>
          <text:p text:style-name="P227"><text:span text:style-name="T34">C</text:span><text:span text:style-name="T35">orreccions i millores (revisar fitxer changes.log)</text:span></text:p>
        </text:list-item>
      </text:list>
      <text:p text:style-name="P74"/>
      <text:h text:style-name="P121" text:outline-level="2"><text:bookmark-start text:name="__RefHeading___Toc1567_6188171771"/>Canvis Configuració Web<text:bookmark-end text:name="__RefHeading___Toc1567_6188171771"/></text:h>
      <text:p text:style-name="P80"/>
      <text:h text:style-name="P129" text:outline-level="3">Administrador Entitat</text:h>
      <text:p text:style-name="P38"/>
      <text:list xml:id="list125307487377585" text:continue-list="list891054919" text:style-name="L19">
        <text:list-item>
          <text:p text:style-name="P158">Nova Propietat es.caib.portafib.<text:span text:style-name="T48">maxpeticiotitlelength</text:span>: Opcional. Per defecte <text:span text:style-name="T48">0</text:span>. <text:span text:style-name="T48">Als llistats de petició de firma es pot configurar per evitar que un nom massa llarg ocupi varies línies si el valor està fixat #147</text:span></text:p>
        </text:list-item>
        <text:list-item>
          <text:p text:style-name="P170">Per evitar problemes que s’han donat en que la fallada de la generació de bitàcoles faci tirar enrera la transacció en curs, si es produeix un problema durant al generació d’aquesta es realitzarà el corresponent <text:span text:style-name="T49">log</text:span>, però no es tirarà enrera la transacció. </text:p>
          <text:p text:style-name="P171"/>
        </text:list-item>
      </text:list>
      <text:p text:style-name="P79"><text:soft-page-break/></text:p>
      <text:h text:style-name="P116" text:outline-level="2">Desenvolupador</text:h>
      <text:h text:style-name="P133" text:outline-level="3">API WS/SOAP de Passarela </text:h>
      <text:p text:style-name="P70">No existia cap restrició amb l’identificador <text:span text:style-name="T49">&lt;signaturesSetID&gt;</text:span><text:span text:style-name="T51"> quan s’envia una sol·litud d’inici de transacció amb l’API WS/SOAP de Passarela. </text:span></text:p>
      <text:p text:style-name="P209">Per requeriments de la generació de bitàcola, s’ha introduir una limitació de que aquest identificador ha de tenir com a màxim 100 caràcters. L’API retorna ara un error de validació si aquest identificador supera aquest límit.</text:p>
      <text:p text:style-name="P70"><text:span text:style-name="T51">També s’han afegit comprovacions de validació pels camps </text:span><text:span text:style-name="T49">&lt;expiryDate&gt;</text:span><text:span text:style-name="T51"> </text:span><text:span text:style-name="T52">i </text:span><text:span text:style-name="T50">&lt;languageUI&gt;</text:span><text:span text:style-name="T52"> (dins </text:span><text:span text:style-name="T50">&lt;commonInfoSignature&gt;</text:span><text:span text:style-name="T52">), atés que tot i que fins ara no estaven designats com obligatoris, el procés de firma fallava si aquests no estaven definits.</text:span></text:p>
      <text:h text:style-name="P106" text:outline-level="2">BBDD</text:h>
      <text:p text:style-name="P71"><text:span text:style-name="T7">S’</text:span><text:span text:style-name="T2">han d’executar els scripts corresponents referents a l’esquema i a les dades.</text:span></text:p>
      <text:h text:style-name="P134" text:outline-level="3">Dades</text:h>
      <text:list xml:id="list3818214018" text:style-name="L29">
        <text:list-item>
          <text:p text:style-name="P210">Creació de la nova propietat de configuració «es.caib.portafib.maxpeticiotitlelength»</text:p>
        </text:list-item>
      </text:list>
      <text:h text:style-name="P134" text:outline-level="3">Esquema</text:h>
      <text:list xml:id="list555427007" text:style-name="L30">
        <text:list-item>
          <text:p text:style-name="P213"><text:span text:style-name="T36">Creació</text:span><text:span text:style-name="T54"> d’indexos per consultes de bitàcola i notificacions (s’inclouen les sentències per esborrar índexos creats provisionalment abans de la release definitiva d’aquesta versió)</text:span></text:p>
        </text:list-item>
        <text:list-item>
          <text:p text:style-name="P211">Modificació de longitud de l’identificador d’objecte de la bitàcola</text:p>
        </text:list-item>
      </text:list>
      <text:p text:style-name="P69"/>
      <text:h text:style-name="P94" text:outline-level="1">Migració de PortaFIB <text:span text:style-name="T20">2</text:span>.<text:span text:style-name="T20">0</text:span>.<text:span text:style-name="T55">9</text:span> a PortaFIB 2.<text:span text:style-name="T55">0.10</text:span></text:h>
      <text:p text:style-name="P232"/>
      <text:h text:style-name="P114" text:outline-level="2"><text:bookmark-start text:name="__RefHeading___Toc1565_61881717711"/>D<text:span text:style-name="T42">escripció de millores</text:span><text:bookmark-end text:name="__RefHeading___Toc1565_61881717711"/></text:h>
      <text:list xml:id="list125306782958698" text:continue-list="list125306058123328" text:style-name="L28">
        <text:list-item>
          <text:p text:style-name="P228"><text:span text:style-name="T34">C</text:span><text:span text:style-name="T35">orreccions i millores (revisar fitxer changes.log)</text:span></text:p>
        </text:list-item>
      </text:list>
      <text:p text:style-name="P232"/>
      <text:h text:style-name="P122" text:outline-level="2"><text:bookmark-start text:name="__RefHeading___Toc1567_61881717711"/><text:span text:style-name="T53">Canvis Configuració Web</text:span><text:bookmark-end text:name="__RefHeading___Toc1567_61881717711"/></text:h>
      <text:h text:style-name="P131" text:outline-level="3">Tots els perfils</text:h>
      <text:list xml:id="list1485734733" text:style-name="L34">
        <text:list-item>
          <text:p text:style-name="P215"><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130" text:outline-level="3"><text:soft-page-break/>Administrador Entitat</text:h>
      <text:p text:style-name="P164"/>
      <text:list xml:id="list1046469131" text:style-name="L31">
        <text:list-item>
          <text:p text:style-name="P159">A <text:span text:style-name="T55">la gestió de notificacions s’ha recuperar l’opció de agrupar per usuari-aplicació</text:span></text:p>
        </text:list-item>
      </text:list>
      <text:p text:style-name="P160"/>
      <text:list xml:id="list125307010301515" text:continue-numbering="true" text:style-name="L31">
        <text:list-item>
          <text:p text:style-name="P173">Al llistat de plantilles de fluxos de firma hi apareix l’identificador de la plantilla</text:p>
        </text:list-item>
      </text:list>
      <text:p text:style-name="P160"/>
      <text:list xml:id="list125306244315464" text:continue-numbering="true" text:style-name="L31">
        <text:list-item>
          <text:p text:style-name="P172">S’han reorganitzat les opcions disponibles de custòdia a nivell d’Entitat / Usuari Entitat / Usuari Aplicació (veure document Guia Opcions Custodia)</text:p>
          <text:p text:style-name="P175"/>
        </text:list-item>
      </text:list>
      <text:h text:style-name="P117" text:outline-level="2">Desenvolupador</text:h>
      <text:h text:style-name="P136" text:outline-level="3"><text:span text:style-name="T56">API WS/SOAP </text:span><text:span text:style-name="T10">P</text:span><text:span text:style-name="T11">ortafirmas (Indra)</text:span></text:h>
      <text:p text:style-name="P216"><text:span text:style-name="T52">F</text:span><text:span text:style-name="T51">ins ara les peticions creades amb aquesta API sempre empraven l’algoritma de signatura SHA-1. Ara les peticions agafaren automàticament l’algoritme de firma indicat a la configuració de l’Entitat.</text:span></text:p>
      <text:h text:style-name="P137" text:outline-level="3">API Simple Asíncrona V2</text:h>
      <text:list xml:id="list4134212861" text:style-name="L35">
        <text:list-item>
          <text:p text:style-name="P219"><text:span text:style-name="T55">S’ha introduït un nou mètode «getOriginalFileOfSignatureRequest» que permet descarregar el fitxer original que es va enviar amb la petició de firma.</text:span></text:p>
        </text:list-item>
      </text:list>
      <text:p text:style-name="P218"/>
      <text:list xml:id="list125306013748943" text:continue-numbering="true" text:style-name="L35">
        <text:list-item>
          <text:p text:style-name="P217">Ja no fa falta indicar el «profile» quan l’usuari aplicació només en té un d’assignat.</text:p>
        </text:list-item>
      </text:list>
      <text:h text:style-name="P107" text:outline-level="2">BBDD</text:h>
      <text:p text:style-name="P212"><text:span text:style-name="T7">S’</text:span><text:span text:style-name="T2">han d’executar </text:span><text:span text:style-name="T8">l’script</text:span><text:span text:style-name="T2"> corresponent </text:span><text:span text:style-name="T8">que realitza actualitzacions de dades.</text:span></text:p>
      <text:h text:style-name="P135" text:outline-level="3">Dades</text:h>
      <text:list xml:id="list2530114332" text:style-name="L32">
        <text:list-item>
          <text:p text:style-name="P208">S’<text:span text:style-name="T55">han actualitzat les opcions disponibles de custòdia.</text:span></text:p>
        </text:list-item>
      </text:list>
      <text:p text:style-name="P214"/>
      <text:p text:style-name="P68"/>
      <text:p text:style-name="P6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1"><draw:image xlink:href="Pictures/100000000000026000000271B625B9ED398B437A.jpg" xlink:type="simple" xlink:show="embed" xlink:actuate="onLoad" loext:mime-type="image/jpeg"/></draw:frame></text:p>
            </table:table-cell>
          </table:table-row>
        </table:table>
        <text:p text:style-name="MP1"/>
      </style:header>
      <style:footer>
        <text:p text:style-name="MP3"><draw:line text:anchor-type="paragraph" draw:z-index="20" draw:style-name="Mgr1" draw:text-style-name="MP4" svg:x1="0.062cm" svg:y1="0.056cm" svg:x2="16.995cm" svg:y2="0.03cm"><text:p/></draw:line></text:p>
        <text:p text:style-name="MP3"><text:page-number text:select-page="current">2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meta:creation-date>2014-01-14T14:56:52.65</meta:creation-date>
    <meta:editing-cycles>515</meta:editing-cycles>
    <meta:editing-duration>P28DT4H49M11S</meta:editing-duration>
    <meta:initial-creator>Antoni Nadal</meta:initial-creator>
    <dc:date>2020-07-08T12:53:05.030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22" meta:paragraph-count="418" meta:word-count="4999" meta:character-count="36556" meta:non-whitespace-character-count="32118"/>
    <meta:user-defined meta:name="Información 1"/>
    <meta:user-defined meta:name="Información 2"/>
    <meta:user-defined meta:name="Información 3"/>
    <meta:user-defined meta:name="Información 4"/>
  </office:meta>
</office:document-meta>
</file>